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bold" officeooo:paragraph-rsid="001d271a" style:font-size-asian="18pt" style:font-weight-asian="bold" style:font-name-complex="Times New Roman2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officeooo:paragraph-rsid="001d271a" style:font-size-asian="16pt" style:font-weight-asian="bold" style:font-name-complex="Times New Roman2" style:font-size-complex="16pt"/>
    </style:style>
    <style:style style:name="P3" style:family="paragraph" style:parent-style-name="Standard">
      <style:text-properties style:font-name="Times New Roman" officeooo:paragraph-rsid="001d271a" style:font-name-complex="Times New Roman2"/>
    </style:style>
    <style:style style:name="P4" style:family="paragraph" style:parent-style-name="Standard">
      <style:text-properties style:font-name="Times New Roman" officeooo:rsid="002497e2" officeooo:paragraph-rsid="002497e2" style:font-name-complex="Times New Roman2"/>
    </style:style>
    <style:style style:name="P5" style:family="paragraph" style:parent-style-name="Standard">
      <style:paragraph-properties fo:margin-left="1.905cm" fo:margin-right="0cm" fo:margin-top="0.423cm" fo:margin-bottom="0.353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6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style:font-name="Courier New" officeooo:paragraph-rsid="001d271a" style:font-name-complex="Courier New1"/>
    </style:style>
    <style:style style:name="P7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8" style:family="paragraph" style:parent-style-name="Standard">
      <style:paragraph-properties fo:margin-top="0.423cm" fo:margin-bottom="0.353cm" style:contextual-spacing="false"/>
      <style:text-properties style:font-name="Times New Roman" officeooo:paragraph-rsid="002497e2" style:font-name-complex="Times New Roman2"/>
    </style:style>
    <style:style style:name="P9" style:family="paragraph" style:parent-style-name="Standard">
      <style:paragraph-properties fo:margin-top="0.423cm" fo:margin-bottom="0.353cm" style:contextual-spacing="false"/>
      <style:text-properties style:font-name="Times New Roman" officeooo:rsid="0026cebc" officeooo:paragraph-rsid="0026cebc" style:font-name-complex="Times New Roman2"/>
    </style:style>
    <style:style style:name="P10" style:family="paragraph" style:parent-style-name="Standard">
      <style:paragraph-properties fo:margin-top="0.423cm" fo:margin-bottom="0.353cm" style:contextual-spacing="false"/>
      <style:text-properties style:font-name="Times New Roman" officeooo:rsid="002a46f2" officeooo:paragraph-rsid="002a58da" style:font-name-complex="Times New Roman2"/>
    </style:style>
    <style:style style:name="P11" style:family="paragraph" style:parent-style-name="Standard">
      <style:paragraph-properties fo:margin-top="0.423cm" fo:margin-bottom="0.353cm" style:contextual-spacing="false"/>
      <style:text-properties style:font-name="Times New Roman" officeooo:rsid="00292e6c" officeooo:paragraph-rsid="00292e6c" style:font-name-complex="Times New Roman2"/>
    </style:style>
    <style:style style:name="P12" style:family="paragraph" style:parent-style-name="Standard">
      <style:paragraph-properties fo:margin-top="0.423cm" fo:margin-bottom="0.353cm" style:contextual-spacing="false"/>
      <style:text-properties style:font-name="Times New Roman1" fo:font-weight="normal" officeooo:rsid="0040abc4" officeooo:paragraph-rsid="0040abc4" style:font-weight-asian="normal" style:font-weight-complex="normal"/>
    </style:style>
    <style:style style:name="P13" style:family="paragraph" style:parent-style-name="Standard">
      <style:paragraph-properties fo:margin-top="0.423cm" fo:margin-bottom="0.353cm" style:contextual-spacing="false" fo:text-align="start" style:justify-single-word="false" fo:orphans="2" fo:widows="2" style:writing-mode="lr-tb"/>
      <style:text-properties officeooo:paragraph-rsid="00246113"/>
    </style:style>
    <style:style style:name="P14" style:family="paragraph" style:parent-style-name="Standard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c5115" style:font-name-complex="Times New Roman2"/>
    </style:style>
    <style:style style:name="P15" style:family="paragraph" style:parent-style-name="Standard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46113" style:font-name-complex="Times New Roman2"/>
    </style:style>
    <style:style style:name="P16" style:family="paragraph" style:parent-style-name="Standard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fo:font-style="normal" officeooo:rsid="002a46f2" officeooo:paragraph-rsid="002c5115" style:font-style-asian="normal" style:font-name-complex="Times New Roman2" style:font-style-complex="normal"/>
    </style:style>
    <style:style style:name="P17" style:family="paragraph" style:parent-style-name="List_20_Paragraph">
      <style:paragraph-properties fo:margin-top="0.423cm" fo:margin-bottom="0.353cm" style:contextual-spacing="false"/>
      <style:text-properties style:font-name="Times New Roman" fo:font-weight="bold" officeooo:paragraph-rsid="001d271a" style:font-weight-asian="bold" style:font-name-complex="Times New Roman2"/>
    </style:style>
    <style:style style:name="P18" style:family="paragraph" style:parent-style-name="Standard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Times New Roman" officeooo:paragraph-rsid="001d271a" style:font-name-complex="Times New Roman2"/>
    </style:style>
    <style:style style:name="P19" style:family="paragraph" style:parent-style-name="Standard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Times New Roman" officeooo:paragraph-rsid="003c0d45" style:font-name-complex="Times New Roman2"/>
    </style:style>
    <style:style style:name="P20" style:family="paragraph" style:parent-style-name="Standard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Times New Roman" fo:language="en" fo:country="US" fo:font-weight="bold" officeooo:paragraph-rsid="001d271a" style:font-weight-asian="bold" style:font-name-complex="Times New Roman2" style:font-weight-complex="bold"/>
    </style:style>
    <style:style style:name="P21" style:family="paragraph" style:parent-style-name="Standard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Courier New" fo:language="en" fo:country="US" fo:font-style="normal" fo:font-weight="normal" officeooo:paragraph-rsid="001d271a" style:font-style-asian="normal" style:font-weight-asian="normal" style:font-name-complex="Courier New1" style:font-style-complex="normal" style:font-weight-complex="normal"/>
    </style:style>
    <style:style style:name="P22" style:family="paragraph" style:parent-style-name="List_20_Paragraph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Times New Roman" fo:font-size="12pt" fo:font-weight="bold" officeooo:paragraph-rsid="001d271a" style:font-size-asian="12pt" style:font-weight-asian="bold" style:font-name-complex="Times New Roman2" style:font-size-complex="12pt"/>
    </style:style>
    <style:style style:name="P23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officeooo:paragraph-rsid="001d271a" style:font-name-complex="Courier New1"/>
    </style:style>
    <style:style style:name="P24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officeooo:paragraph-rsid="002c5115" style:font-name-complex="Courier New1"/>
    </style:style>
    <style:style style:name="P25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fo:language="en" fo:country="US" officeooo:paragraph-rsid="001d271a" style:font-name-complex="Courier New1"/>
    </style:style>
    <style:style style:name="P26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fo:language="en" fo:country="US" officeooo:paragraph-rsid="002e1757" style:font-name-complex="Courier New1"/>
    </style:style>
    <style:style style:name="P27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fo:language="en" fo:country="US" officeooo:rsid="003a8e28" officeooo:paragraph-rsid="003a8e28" style:font-name-complex="Courier New1"/>
    </style:style>
    <style:style style:name="P28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Courier New" fo:language="en" fo:country="US" fo:font-weight="normal" officeooo:rsid="0040abc4" officeooo:paragraph-rsid="0040cbde" style:font-weight-asian="normal" style:font-name-complex="Courier New1" style:font-weight-complex="normal"/>
    </style:style>
    <style:style style:name="P29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30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3236c0" style:font-name-complex="Times New Roman2"/>
    </style:style>
    <style:style style:name="P31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rsid="0035275f" officeooo:paragraph-rsid="0035275f" style:font-name-complex="Times New Roman2"/>
    </style:style>
    <style:style style:name="P32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35b6ef" style:font-name-complex="Times New Roman2"/>
    </style:style>
    <style:style style:name="P33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rsid="0035b6ef" officeooo:paragraph-rsid="0035b6ef" style:font-name-complex="Times New Roman2"/>
    </style:style>
    <style:style style:name="P34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rsid="002e1757" officeooo:paragraph-rsid="002e1757" style:font-name-complex="Times New Roman2"/>
    </style:style>
    <style:style style:name="P35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4283e5" style:font-name-complex="Times New Roman2"/>
    </style:style>
    <style:style style:name="P36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officeooo:paragraph-rsid="001d271a" style:font-name-complex="Times New Roman2"/>
    </style:style>
    <style:style style:name="P37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fo:font-weight="bold" officeooo:paragraph-rsid="001d271a" style:font-weight-asian="bold" style:font-name-complex="Times New Roman2" style:font-weight-complex="bold"/>
    </style:style>
    <style:style style:name="P38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fo:font-weight="bold" officeooo:paragraph-rsid="003236c0" style:font-weight-asian="bold" style:font-name-complex="Times New Roman2" style:font-weight-complex="bold"/>
    </style:style>
    <style:style style:name="P39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fo:font-weight="bold" officeooo:paragraph-rsid="002f0746" style:font-weight-asian="bold" style:font-name-complex="Times New Roman2" style:font-weight-complex="bold"/>
    </style:style>
    <style:style style:name="P40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font-weight="bold" officeooo:paragraph-rsid="001d271a" style:font-weight-asian="bold" style:font-name-complex="Times New Roman2" style:font-weight-complex="bold"/>
    </style:style>
    <style:style style:name="P41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font-weight="normal" officeooo:rsid="0040abc4" officeooo:paragraph-rsid="0040abc4" style:font-weight-asian="normal" style:font-name-complex="Times New Roman2" style:font-weight-complex="normal"/>
    </style:style>
    <style:style style:name="P42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officeooo:paragraph-rsid="001d271a"/>
    </style:style>
    <style:style style:name="P43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rsid="002c5115" officeooo:paragraph-rsid="003236c0" style:font-name-complex="Courier New1"/>
    </style:style>
    <style:style style:name="P44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officeooo:paragraph-rsid="002e1757"/>
    </style:style>
    <style:style style:name="P45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officeooo:paragraph-rsid="002f0746"/>
    </style:style>
    <style:style style:name="P46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officeooo:paragraph-rsid="003a8e28"/>
    </style:style>
    <style:style style:name="P47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1" fo:language="en" fo:country="US" officeooo:rsid="003a8e28" officeooo:paragraph-rsid="004283e5" style:font-name-complex="Courier New1"/>
    </style:style>
    <style:style style:name="P48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style:font-name="Times New Roman1" officeooo:paragraph-rsid="004283e5"/>
    </style:style>
    <style:style style:name="P49" style:family="paragraph" style:parent-style-name="Standard">
      <style:paragraph-properties fo:margin-left="0cm" fo:margin-right="0cm" fo:margin-top="0.423cm" fo:margin-bottom="0.353cm" style:contextual-spacing="false" fo:text-indent="0cm" style:auto-text-indent="false"/>
      <style:text-properties officeooo:paragraph-rsid="004283e5"/>
    </style:style>
    <style:style style:name="P50" style:family="paragraph" style:parent-style-name="List_20_Paragraph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51" style:family="paragraph" style:parent-style-name="List_20_Paragraph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font-weight="bold" officeooo:paragraph-rsid="001d271a" style:font-weight-asian="bold" style:font-name-complex="Times New Roman2"/>
    </style:style>
    <style:style style:name="P52" style:family="paragraph" style:parent-style-name="List_20_Paragraph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fo:font-weight="bold" officeooo:paragraph-rsid="001d271a" style:font-weight-asian="bold" style:font-name-complex="Times New Roman2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Courier New" officeooo:paragraph-rsid="001d271a" style:font-name-complex="Courier New1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Courier New" fo:language="en" fo:country="US" officeooo:paragraph-rsid="001d271a" style:font-name-complex="Courier New1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1d271a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d271a" style:font-name-complex="Times New Roman2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4283e5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officeooo:paragraph-rsid="001d271a" style:font-name-complex="Courier New1"/>
    </style:style>
    <style:style style:name="P5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officeooo:paragraph-rsid="001e2d1c" style:font-name-complex="Courier New1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fo:language="en" fo:country="US" officeooo:paragraph-rsid="001d271a" style:font-name-complex="Courier New1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fo:language="en" fo:country="US" officeooo:paragraph-rsid="001e2d1c" style:font-name-complex="Courier New1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1d271a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en" fo:country="US" officeooo:paragraph-rsid="001d271a" style:font-name-complex="Times New Roman2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" fo:language="en" fo:country="US" officeooo:rsid="00428a95" officeooo:paragraph-rsid="00428a95" style:font-name-complex="Times New Roman2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4283e5"/>
    </style:style>
    <style:style style:name="P67" style:family="paragraph" style:parent-style-name="Standard">
      <style:paragraph-properties fo:margin-left="0cm" fo:margin-right="0cm" fo:margin-top="0.423cm" fo:margin-bottom="0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68" style:family="paragraph" style:parent-style-name="Standard">
      <style:paragraph-properties fo:margin-left="0cm" fo:margin-right="0cm" fo:margin-top="0.423cm" fo:margin-bottom="0cm" style:contextual-spacing="false" fo:text-indent="0cm" style:auto-text-indent="false"/>
      <style:text-properties style:font-name="Times New Roman" officeooo:paragraph-rsid="004283e5" style:font-name-complex="Times New Roman2"/>
    </style:style>
    <style:style style:name="P69" style:family="paragraph" style:parent-style-name="List_20_Paragraph" style:master-page-name="">
      <style:paragraph-properties fo:margin-left="0cm" fo:margin-right="0cm" fo:text-align="start" style:justify-single-word="false" fo:orphans="2" fo:widows="2" fo:text-indent="0cm" style:auto-text-indent="false" style:page-number="auto" style:writing-mode="lr-tb"/>
      <style:text-properties officeooo:paragraph-rsid="001d271a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bold" officeooo:paragraph-rsid="001d271a" style:font-size-asian="12pt" style:font-weight-asian="bold" style:font-name-complex="Times New Roman2" style:font-size-complex="12pt"/>
    </style:style>
    <style:style style:name="P71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1d271a" style:font-name-complex="Times New Roman2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font-name="Times New Roman" officeooo:rsid="001e2d1c" officeooo:paragraph-rsid="001e2d1c" style:font-name-complex="Times New Roman2"/>
    </style:style>
    <style:style style:name="P73" style:family="paragraph" style:parent-style-name="Standard">
      <style:paragraph-properties fo:margin-left="1.228cm" fo:margin-right="0cm" fo:margin-top="0cm" fo:margin-bottom="0cm" style:contextual-spacing="false" fo:text-indent="0cm" style:auto-text-indent="false"/>
      <style:text-properties style:font-name="Courier New" officeooo:paragraph-rsid="001e2d1c" style:font-name-complex="Courier New1"/>
    </style:style>
    <style:style style:name="P74" style:family="paragraph" style:parent-style-name="Standard">
      <style:paragraph-properties fo:margin-left="1.228cm" fo:margin-right="0cm" fo:margin-top="0cm" fo:margin-bottom="0cm" style:contextual-spacing="false" fo:text-indent="0cm" style:auto-text-indent="false"/>
      <style:text-properties style:font-name="Courier New" fo:language="en" fo:country="US" officeooo:paragraph-rsid="001e2d1c" style:font-name-complex="Courier New1"/>
    </style:style>
    <style:style style:name="P75" style:family="paragraph" style:parent-style-name="List_20_Paragraph">
      <style:text-properties style:font-name="Times New Roman" fo:font-weight="bold" officeooo:paragraph-rsid="001d271a" style:font-weight-asian="bold" style:font-name-complex="Times New Roman2"/>
    </style:style>
    <style:style style:name="P76" style:family="paragraph" style:parent-style-name="List_20_Paragraph">
      <style:paragraph-properties fo:margin-top="0cm" fo:margin-bottom="0cm" style:contextual-spacing="false"/>
      <style:text-properties style:font-name="Times New Roman" fo:font-weight="bold" officeooo:paragraph-rsid="001d271a" style:font-weight-asian="bold" style:font-name-complex="Times New Roman2"/>
    </style:style>
    <style:style style:name="P7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language="en" fo:country="US" fo:font-weight="bold" officeooo:paragraph-rsid="001d271a" style:font-size-asian="18pt" style:font-weight-asian="bold" style:font-name-complex="Times New Roman2" style:font-size-complex="18pt"/>
    </style:style>
    <style:style style:name="P78" style:family="paragraph" style:parent-style-name="Standard" style:list-style-name="L4">
      <style:text-properties style:font-name="Times New Roman" officeooo:rsid="002a46f2" officeooo:paragraph-rsid="002a46f2" style:font-name-complex="Times New Roman2"/>
    </style:style>
    <style:style style:name="P79" style:family="paragraph" style:parent-style-name="Standard" style:list-style-name="L4">
      <style:text-properties style:font-name="Times New Roman" officeooo:rsid="003df2a8" officeooo:paragraph-rsid="003df2a8" style:font-name-complex="Times New Roman2"/>
    </style:style>
    <style:style style:name="P80" style:family="paragraph" style:parent-style-name="Standard" style:list-style-name="L4">
      <style:text-properties style:font-name="Times New Roman" officeooo:rsid="002497e2" officeooo:paragraph-rsid="002497e2" style:font-name-complex="Times New Roman2"/>
    </style:style>
    <style:style style:name="P81" style:family="paragraph" style:parent-style-name="Standard" style:list-style-name="L4">
      <style:text-properties style:font-name="Times New Roman" officeooo:rsid="003df2a8" officeooo:paragraph-rsid="003df2a8"/>
    </style:style>
    <style:style style:name="P82" style:family="paragraph" style:parent-style-name="Standard" style:list-style-name="L2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23e3b" style:font-name-complex="Times New Roman2"/>
    </style:style>
    <style:style style:name="P83" style:family="paragraph" style:parent-style-name="Standard" style:list-style-name="L2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2dfe1" style:font-name-complex="Times New Roman2"/>
    </style:style>
    <style:style style:name="P84" style:family="paragraph" style:parent-style-name="Standard" style:list-style-name="L8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9c93e" style:font-name-complex="Times New Roman2"/>
    </style:style>
    <style:style style:name="P85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a58da" style:font-name-complex="Times New Roman2"/>
    </style:style>
    <style:style style:name="P86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paragraph-rsid="002c5115" style:font-name-complex="Times New Roman2"/>
    </style:style>
    <style:style style:name="P87" style:family="paragraph" style:parent-style-name="Standard" style:list-style-name="L8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3df2a8" officeooo:paragraph-rsid="003df2a8" style:font-name-complex="Times New Roman2"/>
    </style:style>
    <style:style style:name="P88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3df2a8" officeooo:paragraph-rsid="003df2a8" style:font-name-complex="Times New Roman2"/>
    </style:style>
    <style:style style:name="P89" style:family="paragraph" style:parent-style-name="Standard" style:list-style-name="L8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9c93e" officeooo:paragraph-rsid="0029c93e" style:font-name-complex="Times New Roman2"/>
    </style:style>
    <style:style style:name="P90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9c93e" officeooo:paragraph-rsid="002a58da" style:font-name-complex="Times New Roman2"/>
    </style:style>
    <style:style style:name="P91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9c93e" officeooo:paragraph-rsid="002c5115" style:font-name-complex="Times New Roman2"/>
    </style:style>
    <style:style style:name="P92" style:family="paragraph" style:parent-style-name="Standard" style:list-style-name="L8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a46f2" officeooo:paragraph-rsid="002a58da" style:font-name-complex="Times New Roman2"/>
    </style:style>
    <style:style style:name="P93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a46f2" officeooo:paragraph-rsid="002c5115" style:font-name-complex="Times New Roman2"/>
    </style:style>
    <style:style style:name="P94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officeooo:rsid="002c5115" officeooo:paragraph-rsid="002c5115" style:font-name-complex="Times New Roman2"/>
    </style:style>
    <style:style style:name="P95" style:family="paragraph" style:parent-style-name="Standard" style:list-style-name="L9">
      <style:paragraph-properties fo:margin-top="0.423cm" fo:margin-bottom="0.353cm" style:contextual-spacing="false" fo:text-align="start" style:justify-single-word="false" fo:orphans="2" fo:widows="2" style:writing-mode="lr-tb"/>
      <style:text-properties style:font-name="Times New Roman" fo:font-style="normal" officeooo:rsid="002a46f2" officeooo:paragraph-rsid="002c5115" style:font-style-asian="normal" style:font-name-complex="Times New Roman2" style:font-style-complex="normal"/>
    </style:style>
    <style:style style:name="P96" style:family="paragraph" style:parent-style-name="Standard" style:list-style-name="L3">
      <style:paragraph-properties fo:margin-top="0.423cm" fo:margin-bottom="0.353cm" style:contextual-spacing="false"/>
      <style:text-properties style:font-name="Times New Roman" officeooo:rsid="002497e2" officeooo:paragraph-rsid="002497e2" style:font-name-complex="Times New Roman2"/>
    </style:style>
    <style:style style:name="P97" style:family="paragraph" style:parent-style-name="Standard" style:list-style-name="L5">
      <style:paragraph-properties fo:margin-top="0.423cm" fo:margin-bottom="0.353cm" style:contextual-spacing="false"/>
      <style:text-properties style:font-name="Times New Roman" officeooo:rsid="002497e2" officeooo:paragraph-rsid="002497e2" style:font-name-complex="Times New Roman2"/>
    </style:style>
    <style:style style:name="P98" style:family="paragraph" style:parent-style-name="Standard" style:list-style-name="L6">
      <style:paragraph-properties fo:margin-top="0.423cm" fo:margin-bottom="0.353cm" style:contextual-spacing="false"/>
      <style:text-properties style:font-name="Times New Roman" officeooo:rsid="002497e2" officeooo:paragraph-rsid="002745e4" style:font-name-complex="Times New Roman2"/>
    </style:style>
    <style:style style:name="P99" style:family="paragraph" style:parent-style-name="Standard" style:list-style-name="L5">
      <style:paragraph-properties fo:margin-top="0.423cm" fo:margin-bottom="0.353cm" style:contextual-spacing="false"/>
      <style:text-properties style:font-name="Times New Roman" officeooo:rsid="002a46f2" officeooo:paragraph-rsid="002a58da" style:font-name-complex="Times New Roman2"/>
    </style:style>
    <style:style style:name="P100" style:family="paragraph" style:parent-style-name="Standard" style:list-style-name="L6">
      <style:paragraph-properties fo:margin-top="0.423cm" fo:margin-bottom="0.353cm" style:contextual-spacing="false"/>
      <style:text-properties style:font-name="Times New Roman" officeooo:rsid="002a46f2" officeooo:paragraph-rsid="002a58da" style:font-name-complex="Times New Roman2"/>
    </style:style>
    <style:style style:name="P101" style:family="paragraph" style:parent-style-name="Standard" style:list-style-name="L5">
      <style:paragraph-properties fo:margin-top="0.423cm" fo:margin-bottom="0.353cm" style:contextual-spacing="false"/>
      <style:text-properties style:font-name="Times New Roman" officeooo:rsid="003df2a8" officeooo:paragraph-rsid="003df2a8" style:font-name-complex="Times New Roman2"/>
    </style:style>
    <style:style style:name="P102" style:family="paragraph" style:parent-style-name="Standard" style:list-style-name="L6">
      <style:paragraph-properties fo:margin-top="0.423cm" fo:margin-bottom="0.353cm" style:contextual-spacing="false"/>
      <style:text-properties style:font-name="Times New Roman" officeooo:rsid="003df2a8" officeooo:paragraph-rsid="003df2a8" style:font-name-complex="Times New Roman2"/>
    </style:style>
    <style:style style:name="P103" style:family="paragraph" style:parent-style-name="Standard" style:list-style-name="L5">
      <style:paragraph-properties fo:margin-top="0.423cm" fo:margin-bottom="0.353cm" style:contextual-spacing="false"/>
      <style:text-properties style:font-name="Times New Roman" officeooo:rsid="00292e6c" officeooo:paragraph-rsid="00292e6c" style:font-name-complex="Times New Roman2"/>
    </style:style>
    <style:style style:name="P104" style:family="paragraph" style:parent-style-name="Standard" style:list-style-name="L6">
      <style:paragraph-properties fo:margin-top="0.423cm" fo:margin-bottom="0.353cm" style:contextual-spacing="false"/>
      <style:text-properties style:font-name="Times New Roman" officeooo:rsid="00292e6c" officeooo:paragraph-rsid="00292e6c" style:font-name-complex="Times New Roman2"/>
    </style:style>
    <style:style style:name="P105" style:family="paragraph" style:parent-style-name="Standard" style:list-style-name="L7">
      <style:paragraph-properties fo:margin-top="0.423cm" fo:margin-bottom="0.353cm" style:contextual-spacing="false"/>
      <style:text-properties style:font-name="Times New Roman" officeooo:rsid="00292e6c" officeooo:paragraph-rsid="00292e6c" style:font-name-complex="Times New Roman2"/>
    </style:style>
    <style:style style:name="P106" style:family="paragraph" style:parent-style-name="Standard" style:list-style-name="L6">
      <style:paragraph-properties fo:margin-top="0.423cm" fo:margin-bottom="0.353cm" style:contextual-spacing="false"/>
      <style:text-properties style:font-name="Times New Roman" officeooo:rsid="0027bcf9" officeooo:paragraph-rsid="0027bcf9" style:font-name-complex="Times New Roman2"/>
    </style:style>
    <style:style style:name="P107" style:family="paragraph" style:parent-style-name="Standard" style:list-style-name="L10">
      <style:paragraph-properties fo:margin-top="0.423cm" fo:margin-bottom="0.353cm" style:contextual-spacing="false"/>
      <style:text-properties style:font-name="Times New Roman1" fo:font-weight="normal" officeooo:rsid="0040abc4" officeooo:paragraph-rsid="0040abc4" style:font-weight-asian="normal" style:font-weight-complex="normal"/>
    </style:style>
    <style:style style:name="P108" style:family="paragraph" style:parent-style-name="Standard" style:list-style-name="L11">
      <style:paragraph-properties fo:margin-top="0.423cm" fo:margin-bottom="0.353cm" style:contextual-spacing="false"/>
      <style:text-properties style:font-name="Times New Roman1" officeooo:rsid="0040abc4" officeooo:paragraph-rsid="0040abc4"/>
    </style:style>
    <style:style style:name="P109" style:family="paragraph" style:parent-style-name="Standard" style:list-style-name="L8" style:master-page-name="">
      <style:paragraph-properties fo:margin-top="0.423cm" fo:margin-bottom="0.353cm" style:contextual-spacing="false" fo:text-align="start" style:justify-single-word="false" fo:orphans="2" fo:widows="2" style:page-number="auto" style:writing-mode="lr-tb"/>
      <style:text-properties style:font-name="Times New Roman" officeooo:rsid="002a46f2" officeooo:paragraph-rsid="002a58da" style:font-name-complex="Times New Roman2"/>
    </style:style>
    <style:style style:name="P110" style:family="paragraph" style:parent-style-name="Standard" style:list-style-name="L9" style:master-page-name="">
      <style:paragraph-properties fo:margin-top="0.423cm" fo:margin-bottom="0.353cm" style:contextual-spacing="false" fo:text-align="start" style:justify-single-word="false" fo:orphans="2" fo:widows="2" style:page-number="auto" style:writing-mode="lr-tb"/>
      <style:text-properties style:font-name="Times New Roman" officeooo:paragraph-rsid="002a58da" style:font-name-complex="Times New Roman2"/>
    </style:style>
    <style:style style:name="P111" style:family="paragraph" style:parent-style-name="Standard" style:list-style-name="L9" style:master-page-name="">
      <style:paragraph-properties fo:margin-top="0.423cm" fo:margin-bottom="0.353cm" style:contextual-spacing="false" fo:text-align="start" style:justify-single-word="false" fo:orphans="2" fo:widows="2" style:page-number="auto" style:writing-mode="lr-tb"/>
      <style:text-properties style:font-name="Times New Roman" officeooo:paragraph-rsid="002c5115" style:font-name-complex="Times New Roman2"/>
    </style:style>
    <style:style style:name="P112" style:family="paragraph" style:parent-style-name="Standard" style:list-style-name="WWNum15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style:font-name="Times New Roman" officeooo:paragraph-rsid="001d271a" style:font-name-complex="Times New Roman2"/>
    </style:style>
    <style:style style:name="P113" style:family="paragraph" style:parent-style-name="List_20_Paragraph" style:list-style-name="L1">
      <style:text-properties style:font-name="Times New Roman" officeooo:paragraph-rsid="001d271a" style:font-name-complex="Times New Roman2"/>
    </style:style>
    <style:style style:name="P114" style:family="paragraph" style:parent-style-name="List_20_Paragraph" style:list-style-name="L13">
      <style:text-properties style:font-name="Times New Roman" officeooo:rsid="0020455b" officeooo:paragraph-rsid="0020455b" style:font-name-complex="Times New Roman2"/>
    </style:style>
    <style:style style:name="P115" style:family="paragraph" style:parent-style-name="List_20_Paragraph" style:list-style-name="L13">
      <style:text-properties style:font-name="Times New Roman" officeooo:rsid="0037d103" officeooo:paragraph-rsid="0037d103" style:font-name-complex="Times New Roman2"/>
    </style:style>
    <style:style style:name="P116" style:family="paragraph" style:parent-style-name="List_20_Paragraph" style:list-style-name="L13">
      <style:text-properties style:font-name="Times New Roman" officeooo:rsid="00436341" officeooo:paragraph-rsid="00436341" style:font-name-complex="Times New Roman2"/>
    </style:style>
    <style:style style:name="P117" style:family="paragraph" style:parent-style-name="List_20_Paragraph" style:list-style-name="L13">
      <style:text-properties style:font-name="Times New Roman" officeooo:rsid="0044ca28" officeooo:paragraph-rsid="0044ca28" style:font-name-complex="Times New Roman2"/>
    </style:style>
    <style:style style:name="P118" style:family="paragraph" style:parent-style-name="List_20_Paragraph" style:list-style-name="L1">
      <style:paragraph-properties fo:margin-left="0cm" fo:margin-right="0cm" fo:text-indent="0cm" style:auto-text-indent="false"/>
      <style:text-properties style:font-name="Times New Roman" officeooo:paragraph-rsid="001d271a" style:font-name-complex="Times New Roman2"/>
    </style:style>
    <style:style style:name="P119" style:family="paragraph" style:parent-style-name="List_20_Paragraph" style:list-style-name="L12" style:master-page-name="">
      <style:paragraph-properties fo:margin-left="0cm" fo:margin-right="0cm" fo:margin-top="0.423cm" fo:margin-bottom="0.353cm" style:contextual-spacing="false" fo:text-align="start" style:justify-single-word="false" fo:orphans="2" fo:widows="2" fo:text-indent="0cm" style:auto-text-indent="false" style:page-number="auto" style:writing-mode="lr-tb"/>
      <style:text-properties officeooo:paragraph-rsid="002c5115"/>
    </style:style>
    <style:style style:name="P120" style:family="paragraph" style:parent-style-name="List_20_Paragraph" style:list-style-name="WWNum17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officeooo:paragraph-rsid="001d271a" style:font-name-complex="Times New Roman2"/>
    </style:style>
    <style:style style:name="P121" style:family="paragraph" style:parent-style-name="List_20_Paragraph" style:list-style-name="WWNum18">
      <style:paragraph-properties fo:margin-left="0cm" fo:margin-right="0cm" fo:margin-top="0.423cm" fo:margin-bottom="0.353cm" style:contextual-spacing="false" fo:text-indent="0cm" style:auto-text-indent="false"/>
      <style:text-properties style:font-name="Times New Roman" fo:language="en" fo:country="US" officeooo:paragraph-rsid="001d271a" style:font-name-complex="Times New Roman2"/>
    </style:style>
    <style:style style:name="P122" style:family="paragraph" style:parent-style-name="List_20_Paragraph" style:list-style-name="WWNum19">
      <style:paragraph-properties fo:margin-left="0cm" fo:margin-right="0cm" fo:margin-top="0.423cm" fo:margin-bottom="0.353cm" style:contextual-spacing="false" fo:text-indent="0cm" style:auto-text-indent="false"/>
      <style:text-properties officeooo:paragraph-rsid="001d271a"/>
    </style:style>
    <style:style style:name="P123" style:family="paragraph" style:parent-style-name="List_20_Paragraph" style:list-style-name="L14" style:master-page-name="">
      <style:paragraph-properties fo:margin-left="2.6cm" fo:margin-right="0cm" fo:text-align="start" style:justify-single-word="false" fo:orphans="2" fo:widows="2" fo:text-indent="-0.6cm" style:auto-text-indent="false" style:page-number="auto" style:writing-mode="lr-tb"/>
      <style:text-properties style:font-name="Times New Roman" officeooo:paragraph-rsid="001d271a" style:font-name-complex="Times New Roman2"/>
    </style:style>
    <style:style style:name="P124" style:family="paragraph" style:parent-style-name="List_20_Paragraph" style:list-style-name="L14">
      <style:paragraph-properties fo:margin-left="2.6cm" fo:margin-right="0cm" fo:text-align="start" style:justify-single-word="false" fo:orphans="2" fo:widows="2" fo:text-indent="-0.6cm" style:auto-text-indent="false" style:writing-mode="lr-tb"/>
      <style:text-properties style:font-name="Times New Roman" officeooo:paragraph-rsid="001d271a" style:font-name-complex="Times New Roman2"/>
    </style:style>
    <style:style style:name="P125" style:family="paragraph" style:parent-style-name="List_20_Paragraph" style:list-style-name="L14">
      <style:paragraph-properties fo:margin-left="2.6cm" fo:margin-right="0cm" fo:text-align="start" style:justify-single-word="false" fo:orphans="2" fo:widows="2" fo:text-indent="-0.6cm" style:auto-text-indent="false" style:writing-mode="lr-tb"/>
      <style:text-properties style:font-name="Times New Roman" officeooo:paragraph-rsid="001e2d1c" style:font-name-complex="Times New Roman2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font-weight="bold" officeooo:rsid="001d271a" style:font-size-asian="12pt" style:font-weight-asian="bold" style:font-name-complex="Times New Roman2" style:font-size-complex="12pt"/>
    </style:style>
    <style:style style:name="T3" style:family="text">
      <style:text-properties style:font-name="Times New Roman" style:font-name-complex="Times New Roman2"/>
    </style:style>
    <style:style style:name="T4" style:family="text">
      <style:text-properties style:font-name="Times New Roman" officeooo:rsid="0020455b" style:font-name-complex="Times New Roman2"/>
    </style:style>
    <style:style style:name="T5" style:family="text">
      <style:text-properties style:font-name="Times New Roman" officeooo:rsid="002c5115" style:font-name-complex="Times New Roman2"/>
    </style:style>
    <style:style style:name="T6" style:family="text">
      <style:text-properties style:font-name="Times New Roman" officeooo:rsid="002e1757" style:font-name-complex="Times New Roman2"/>
    </style:style>
    <style:style style:name="T7" style:family="text">
      <style:text-properties style:font-name="Times New Roman" officeooo:rsid="003ae088" style:font-name-complex="Times New Roman2"/>
    </style:style>
    <style:style style:name="T8" style:family="text">
      <style:text-properties style:font-name="Times New Roman" officeooo:rsid="004283e5" style:font-name-complex="Times New Roman2"/>
    </style:style>
    <style:style style:name="T9" style:family="text">
      <style:text-properties style:font-name="Times New Roman" officeooo:rsid="00246113" style:font-name-complex="Times New Roman2"/>
    </style:style>
    <style:style style:name="T10" style:family="text">
      <style:text-properties style:font-name="Times New Roman" officeooo:rsid="002f0746" style:font-name-complex="Times New Roman2"/>
    </style:style>
    <style:style style:name="T11" style:family="text">
      <style:text-properties style:font-name="Times New Roman" fo:font-weight="bold" style:font-weight-asian="bold" style:font-name-complex="Times New Roman2" style:font-weight-complex="bold"/>
    </style:style>
    <style:style style:name="T12" style:family="text">
      <style:text-properties style:font-name="Times New Roman" fo:font-weight="bold" officeooo:rsid="003a8e28" style:font-weight-asian="bold" style:font-name-complex="Times New Roman2" style:font-weight-complex="bold"/>
    </style:style>
    <style:style style:name="T13" style:family="text">
      <style:text-properties style:font-name="Times New Roman" fo:font-weight="bold" officeooo:rsid="0040abc4" style:font-weight-asian="bold" style:font-name-complex="Times New Roman2" style:font-weight-complex="bold"/>
    </style:style>
    <style:style style:name="T14" style:family="text">
      <style:text-properties style:font-name="Times New Roman" fo:language="en" fo:country="US" style:font-name-complex="Times New Roman2"/>
    </style:style>
    <style:style style:name="T15" style:family="text">
      <style:text-properties style:font-name="Times New Roman" fo:font-style="italic" style:font-style-asian="italic" style:font-name-complex="Times New Roman2"/>
    </style:style>
    <style:style style:name="T16" style:family="text">
      <style:text-properties style:font-name="Courier New" fo:language="en" fo:country="US" style:font-name-complex="Courier New1"/>
    </style:style>
    <style:style style:name="T17" style:family="text">
      <style:text-properties style:font-name="Courier New" fo:language="en" fo:country="US" fo:font-style="italic" style:font-style-asian="italic" style:font-name-complex="Courier New1"/>
    </style:style>
    <style:style style:name="T18" style:family="text">
      <style:text-properties style:font-name="Courier New" style:font-name-complex="Courier New1"/>
    </style:style>
    <style:style style:name="T19" style:family="text">
      <style:text-properties style:font-name="Courier New" officeooo:rsid="002f0746" style:font-name-complex="Courier New1"/>
    </style:style>
    <style:style style:name="T20" style:family="text">
      <style:text-properties style:font-name="Courier New" officeooo:rsid="004283e5" style:font-name-complex="Courier New1"/>
    </style:style>
    <style:style style:name="T21" style:family="text">
      <style:text-properties style:font-name="Courier New" fo:font-style="italic" style:font-style-asian="italic" style:font-name-complex="Courier New1"/>
    </style:style>
    <style:style style:name="T22" style:family="text">
      <style:text-properties style:font-name="Courier New" fo:font-style="italic" officeooo:rsid="004283e5" style:font-style-asian="italic" style:font-name-complex="Courier New1"/>
    </style:style>
    <style:style style:name="T23" style:family="text">
      <style:text-properties style:text-position="super 58%" style:font-name="Times New Roman" fo:font-style="italic" style:font-style-asian="italic" style:font-name-complex="Times New Roman2"/>
    </style:style>
    <style:style style:name="T24" style:family="text">
      <style:text-properties officeooo:rsid="001d271a"/>
    </style:style>
    <style:style style:name="T25" style:family="text">
      <style:text-properties fo:font-size="12pt" fo:font-weight="bold" style:font-size-asian="12pt" style:font-weight-asian="bold" style:font-size-complex="12pt"/>
    </style:style>
    <style:style style:name="T26" style:family="text">
      <style:text-properties fo:font-size="12pt" fo:font-weight="bold" officeooo:rsid="0020455b" style:font-size-asian="12pt" style:font-weight-asian="bold" style:font-size-complex="12pt"/>
    </style:style>
    <style:style style:name="T27" style:family="text">
      <style:text-properties fo:font-size="12pt" fo:font-style="italic" fo:font-weight="bold" officeooo:rsid="0020455b" style:font-size-asian="12pt" style:font-style-asian="italic" style:font-weight-asian="bold" style:font-size-complex="12pt" style:font-style-complex="italic"/>
    </style:style>
    <style:style style:name="T28" style:family="text">
      <style:text-properties fo:font-size="12pt" fo:font-style="normal" fo:font-weight="bold" officeooo:rsid="0020455b" style:font-size-asian="12pt" style:font-style-asian="normal" style:font-weight-asian="bold" style:font-size-complex="12pt" style:font-style-complex="normal"/>
    </style:style>
    <style:style style:name="T29" style:family="text">
      <style:text-properties officeooo:rsid="001e2d1c"/>
    </style:style>
    <style:style style:name="T30" style:family="text">
      <style:text-properties officeooo:rsid="001f25f2"/>
    </style:style>
    <style:style style:name="T31" style:family="text">
      <style:text-properties officeooo:rsid="0020455b"/>
    </style:style>
    <style:style style:name="T32" style:family="text">
      <style:text-properties fo:font-style="italic" officeooo:rsid="002c5115" style:font-style-asian="italic" style:font-style-complex="italic"/>
    </style:style>
    <style:style style:name="T33" style:family="text">
      <style:text-properties officeooo:rsid="00223e3b"/>
    </style:style>
    <style:style style:name="T34" style:family="text">
      <style:text-properties officeooo:rsid="0022dfe1"/>
    </style:style>
    <style:style style:name="T35" style:family="text">
      <style:text-properties officeooo:rsid="00246113"/>
    </style:style>
    <style:style style:name="T36" style:family="text">
      <style:text-properties officeooo:rsid="002497e2"/>
    </style:style>
    <style:style style:name="T37" style:family="text">
      <style:text-properties style:font-name-complex="Times New Roman2"/>
    </style:style>
    <style:style style:name="T38" style:family="text">
      <style:text-properties officeooo:rsid="002497e2" style:font-name-complex="Times New Roman2"/>
    </style:style>
    <style:style style:name="T39" style:family="text">
      <style:text-properties officeooo:rsid="0040cbde" style:font-name-complex="Times New Roman2"/>
    </style:style>
    <style:style style:name="T40" style:family="text">
      <style:text-properties officeooo:rsid="002745e4"/>
    </style:style>
    <style:style style:name="T41" style:family="text">
      <style:text-properties officeooo:rsid="0027bcf9"/>
    </style:style>
    <style:style style:name="T42" style:family="text">
      <style:text-properties officeooo:rsid="00292e6c"/>
    </style:style>
    <style:style style:name="T43" style:family="text">
      <style:text-properties officeooo:rsid="0029c93e"/>
    </style:style>
    <style:style style:name="T44" style:family="text">
      <style:text-properties officeooo:rsid="002a46f2"/>
    </style:style>
    <style:style style:name="T45" style:family="text">
      <style:text-properties style:font-name="Times new roman" officeooo:rsid="002a46f2"/>
    </style:style>
    <style:style style:name="T46" style:family="text">
      <style:text-properties officeooo:rsid="002a58da"/>
    </style:style>
    <style:style style:name="T47" style:family="text">
      <style:text-properties officeooo:rsid="002c5115"/>
    </style:style>
    <style:style style:name="T48" style:family="text">
      <style:text-properties officeooo:rsid="002e1757"/>
    </style:style>
    <style:style style:name="T49" style:family="text">
      <style:text-properties officeooo:rsid="002f0746"/>
    </style:style>
    <style:style style:name="T50" style:family="text">
      <style:text-properties officeooo:rsid="002f0746" style:font-name-complex="Courier New1"/>
    </style:style>
    <style:style style:name="T51" style:family="text">
      <style:text-properties officeooo:rsid="00310539"/>
    </style:style>
    <style:style style:name="T52" style:family="text">
      <style:text-properties officeooo:rsid="003236c0"/>
    </style:style>
    <style:style style:name="T53" style:family="text">
      <style:text-properties officeooo:rsid="0032e9a1"/>
    </style:style>
    <style:style style:name="T54" style:family="text">
      <style:text-properties officeooo:rsid="00348d12"/>
    </style:style>
    <style:style style:name="T55" style:family="text">
      <style:text-properties officeooo:rsid="0035b6ef"/>
    </style:style>
    <style:style style:name="T56" style:family="text">
      <style:text-properties officeooo:rsid="00367312"/>
    </style:style>
    <style:style style:name="T57" style:family="text">
      <style:text-properties officeooo:rsid="003df2a8"/>
    </style:style>
    <style:style style:name="T58" style:family="text">
      <style:text-properties officeooo:rsid="00410175"/>
    </style:style>
    <style:style style:name="T59" style:family="text">
      <style:text-properties officeooo:rsid="004283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Projekt UX<text:span text:style-name="T58">P</text:span>1A</text:p>
      <text:p text:style-name="P1">FIFO SFS</text:p>
      <text:p text:style-name="P2">Simple File System with FIFO synchronization</text:p>
      <text:p text:style-name="P69"><text:span text:style-name="T2">I. <text:s/></text:span><text:span text:style-name="T1">Moduły programu</text:span></text:p>
      <text:list xml:id="list1455934131604483445" text:style-name="L1">
        <text:list-item>
          <text:p text:style-name="P113">Moduł API – SIMPLEFS MODULE</text:p>
        </text:list-item>
        <text:list-item>
          <text:p text:style-name="P113">Moduł <text:s/>realizacji synchronizacji/wykluczania – FIFOMUTEX MODULE</text:p>
        </text:list-item>
        <text:list-item>
          <text:p text:style-name="P113">Moduł obsługi wirtualnego dysku – SFSVD MODULE</text:p>
        </text:list-item>
        <text:list-item>
          <text:p text:style-name="P113">Moduł zarządzania otwartymi deskryptorami – DESCMANAGER MODULE</text:p>
        </text:list-item>
        <text:list-item>
          <text:p text:style-name="P113">Moduł testowy – SFSTESTS MODULE</text:p>
          <text:p text:style-name="P118"/>
        </text:list-item>
      </text:list>
      <text:p text:style-name="P22"><text:span text:style-name="T24">II. <text:s/></text:span>Opis modułów</text:p>
      <text:p text:style-name="P75"><text:span text:style-name="T30">1. <text:s/></text:span>SIMPLEFS MODULE</text:p>
      <text:p text:style-name="P18">Wysokopoziomowy moduł programu udostępniający API umożliwiające korzystanie z systemu plików. Odpowiada za logikę operacji na SFS. Wewnętrznie korzysta z API modułu SFSVD w celu dostępu/modyfikacji zawartości wirtualnego dysku, modułu DESCMANAGER w celu zarządzania pozycjami wskaźników odczytu/zapisu oraz trybu dostępu do aktualnie otwartych plików oraz modułu FIFOMUTEX w celu zapewnienia wzajemnego wykluczania/synchronizacji.</text:p>
      <text:p text:style-name="P20">API:</text:p>
      <text:p text:style-name="P21">int simplefs_mount(char* name);</text:p>
      <text:p text:style-name="P19">Zamontowanie SFS. Zwraca: 0 – sukces, <text:span text:style-name="T35">liczba ujemna</text:span> – niepowodzenie.</text:p>
      <text:list xml:id="list9149065634508791033" text:style-name="L2">
        <text:list-item>
          <text:p text:style-name="P82">Powołuje do życia proces fsinit (jeśli ten jeszcze nie istnieje).</text:p>
        </text:list-item>
        <text:list-item>
          <text:p text:style-name="P82"><text:span text:style-name="T33">Proces fsinit </text:span>sprawdza czy istnieje już plik SFS.</text:p>
        </text:list-item>
        <text:list-item>
          <text:p text:style-name="P83"><text:span text:style-name="T34">Fsinit t</text:span>worzy twarde dowiązanie do pliku SFS w postaci /tmp/sfsfile – z którego korzystać będą procesy odwołujące się do pliku SFS.</text:p>
        </text:list-item>
      </text:list>
      <text:p text:style-name="P15"/>
      <text:p text:style-name="P13"/>
      <text:p text:style-name="P15"/>
      <text:p text:style-name="P53"><text:soft-page-break/>int simplefs_make(char *name, int inodes);</text:p>
      <text:p text:style-name="P57"><text:span text:style-name="T3">name – nazwa pliku, inodes – liczba inode'ow, tworzy plik z naszym systemem plików, tzn. tworzy inodes*X (X jakieś dobierzemy) bloków danych, do teog doklada superblok, btmape blokow, bitmape inodeow i tablice inode'ow. </text:span><text:span text:style-name="T8">Tworzy także katalog root.</text:span><text:span text:style-name="T3"> Zwraca: 0 – sukces, </text:span><text:span text:style-name="T9">liczba ujemna</text:span><text:span text:style-name="T3"> – niepowodzenie. </text:span><text:span text:style-name="T15">Dobrze by było gdyby rzeczywista liczba tworzonych inodeów była równa inodes*2</text:span><text:span text:style-name="T23">n</text:span><text:span text:style-name="T15">, żeby potem wyszła z tego ładnej wielkość mapa inodeów.</text:span></text:p>
      <text:p text:style-name="P23">int simplefs_umount(void);</text:p>
      <text:p text:style-name="P35">Odmontowanie SFS. Zamknięcie pliku SFS, usunięcie dowiązania i zakończenie procesu fsinit. Powyższa semantyka montowania/domontowywania wskazuje, że jednocześnie może zostać zamontowany co najwyżej 1 SFS (wymóg na tylko 1 proces fsinit). Zwraca: 0 – sukces, <text:span text:style-name="T35">liczba ujemna</text:span> – niepowodzenie.</text:p>
      <text:list xml:id="list4464351043690790425" text:style-name="L3">
        <text:list-item>
          <text:p text:style-name="P96">Wysłanie wiadomości unmount → fifomutex_unmount()</text:p>
        </text:list-item>
      </text:list>
      <text:p text:style-name="P29">Proces wywolujacy powyzsza funkcje musi mieć token by ja zrealizowac, tzn. robi lock(), czeka, jak ma tokena to wywołuje fifomutex_umount() (więcej szczegółów w opise modułu FIFOMUTEX) </text:p>
      <text:p text:style-name="P25">int simplefs_open(char *name, int mode);</text:p>
      <text:p text:style-name="P29">Otwarcie pliku zapisanego w SFS. Sprawdza czy plik istnieje i czy tryb dostępu (parametr mode) jest zgodny z prawami dostępu (R/W/RW) . Dostępne tryby otwarcia:</text:p>
      <text:p text:style-name="P29"><text:tab/><text:span text:style-name="T36">O_CREAT – jeśli plik nie istnieje, to tworzy go nadając mu prawa dostępu zgodne z mode i z <text:tab/>takimi prawami otwiera plik.</text:span></text:p>
      <text:p text:style-name="P56"><text:tab/>O_RDONLY – tylko do odczytu (można otwierać pliki z prawami dostępu R/RW).</text:p>
      <text:p text:style-name="P56"><text:tab/>O_WRONLY – tylko do zapisu (można otwierać pliki z prawami dostępu W/RW).</text:p>
      <text:p text:style-name="P56"><text:tab/>O_RDWR – do odczytu i zapisu (można otwierać pliki z prawami dostępu RW).</text:p>
      <text:p text:style-name="P56">Zwraca: deskryptor pliku (nr i-node) lub <text:span text:style-name="T59">liczba ujemna</text:span> gdy podany plik nie istnieje lub <text:span text:style-name="T59">jakaś inna liczba ujemna</text:span> gdy niepoprawny tryb otwarcia w stosunku do praw dostępu, <text:span text:style-name="T59">itd. … (ujemne kody błędów)</text:span></text:p>
      <text:list xml:id="list984482285857321425" text:style-name="L4">
        <text:list-item>
          <text:p text:style-name="P78">Podłącz się do pierścienia i zaczekaj na token → fifomutex_lock()</text:p>
        </text:list-item>
        <text:list-item>
          <text:p text:style-name="P79">Otwórz plik zawierający SFS → open_sfsfile()</text:p>
        </text:list-item>
        <text:list-item>
          <text:p text:style-name="P80">Parsowanie ścieżki i przejście po katalogach → get_objects_directory()</text:p>
        </text:list-item>
        <text:list-item>
          <text:p text:style-name="P80">Sprawdzamy czy plik istenije w podanym mniejscu → find_in_direcotory()</text:p>
        </text:list-item>
        <text:list-item>
          <text:p text:style-name="P80">Jeśli nie istnieje, to rezerwujemy nowy inode i odpowiednio go wypełniamy → reserve_inode() / set_inode() <text:span text:style-name="T42">+ dodajemy wpis do katalogu zawierającego nowo utworzony plik</text:span></text:p>
        </text:list-item>
        <text:list-item>
          <text:p text:style-name="P80">Jak istnieje to pobieramy inode i sprawdzamy prawa R/W → get_inode()</text:p>
        </text:list-item>
        <text:list-item>
          <text:p text:style-name="P80"><text:soft-page-break/>Jak wszystko ok, to tworzymy nowy wpis w pliku tymczasowym → add_desc()</text:p>
        </text:list-item>
        <text:list-item>
          <text:p text:style-name="P81"><text:span text:style-name="T38">Z</text:span><text:span text:style-name="T37">amknij plik zawierający SFS → close_sfsfile()</text:span></text:p>
        </text:list-item>
        <text:list-item>
          <text:p text:style-name="P78">Przekaż token i odłącz się od pierścienia → fifomutex_unlock()</text:p>
        </text:list-item>
      </text:list>
      <text:p text:style-name="P4"/>
      <text:p text:style-name="P54">int simplefs_unlink(char *name) ;</text:p>
      <text:p text:style-name="P35">Usuwa podany plik/katalog z SFS. Zwraca: 0 – sukces, <text:span text:style-name="T35">liczba ujemna</text:span> – niepowodzenie.</text:p>
      <text:list xml:id="list156129533049002477" text:style-name="L5">
        <text:list-item>
          <text:p text:style-name="P99">Podłącz się do pierścienia i zaczekaj na token → fifomutex_lock()</text:p>
        </text:list-item>
        <text:list-item>
          <text:p text:style-name="P101">Otwórz plik zawierający SFS → open_sfsfile()</text:p>
        </text:list-item>
        <text:list-item>
          <text:p text:style-name="P97">Parsowanie ścieżki i przejście po katalogach → get_objects_directory()</text:p>
        </text:list-item>
        <text:list-item>
          <text:p text:style-name="P97">Sprawdzamy czy plik istn<text:span text:style-name="T40">ie</text:span>je w podanym mniejscu → find_in_direcotory()</text:p>
        </text:list-item>
        <text:list-item>
          <text:p text:style-name="P97">Zwalniamy zajęte bloki → free_block(), usuwamy inode → free_inode(), jeśli jest to katalog to usuwamy wcześniej rekurencyjnie całą zawartość.</text:p>
        </text:list-item>
        <text:list-item>
          <text:p text:style-name="P97">Przy okazji usuwamy wszystkie pliki tymczasowe → del_descfile()</text:p>
        </text:list-item>
        <text:list-item>
          <text:p text:style-name="P103">Usuwamy wpis z katalogu zawierającego usuwany obiekt</text:p>
        </text:list-item>
        <text:list-item>
          <text:p text:style-name="P101"><text:span text:style-name="T36">Z</text:span>amknij plik zawierający SFS → close_sfsfile()</text:p>
        </text:list-item>
        <text:list-item>
          <text:p text:style-name="P99">Przekaż token i odłącz się od pierścienia → fifomutex_unlock()</text:p>
        </text:list-item>
      </text:list>
      <text:p text:style-name="P9">Nie można usunąć katalogu root!</text:p>
      <text:p text:style-name="P8"/>
      <text:p text:style-name="P25">int simplefs_mkdir(char *name);</text:p>
      <text:p text:style-name="P35">Tworzy nowy katalog w SFS. Zwraca: 0 – sukces, <text:span text:style-name="T35">liczba ujemna</text:span> – niepowodzenie.</text:p>
      <text:list xml:id="list3588780906086873891" text:style-name="L6">
        <text:list-item>
          <text:p text:style-name="P100">Podłącz się do pierścienia i zaczekaj na token → fifomutex_lock()</text:p>
        </text:list-item>
        <text:list-item>
          <text:p text:style-name="P102">Otwórz plik zawierający SFS → open_sfsfile()</text:p>
        </text:list-item>
        <text:list-item>
          <text:p text:style-name="P98">Parsowanie ścieżki i przejście po katalogach → get_objects_directory()</text:p>
        </text:list-item>
        <text:list-item>
          <text:p text:style-name="P98">Sprawdzamy czy <text:span text:style-name="T41">katalog</text:span> istn<text:span text:style-name="T40">ie</text:span>j<text:span text:style-name="T40">e</text:span> w podanym mniejscu → find_in_direcotory()</text:p>
        </text:list-item>
        <text:list-item>
          <text:p text:style-name="P106">Jak istnieje to fajnie, koniec roboty</text:p>
        </text:list-item>
        <text:list-item>
          <text:p text:style-name="P106">Jak nie, to go tworzymy → <text:span text:style-name="T36">reserve_inode() / set_inode()</text:span></text:p>
        </text:list-item>
        <text:list-item>
          <text:p text:style-name="P106"><text:soft-page-break/>Rezerwujemy dla niego blok danych i zapisujemy go odpowiednią zawartością (nazwa własna katogu, nazwa katalogu nadrzędnego, wskazania na ich inody) → reserve_block(), write_to_block()</text:p>
        </text:list-item>
        <text:list-item>
          <text:p text:style-name="P104">Dodajemy wpis do katalogu zawierającego dodawany obiekt</text:p>
        </text:list-item>
        <text:list-item>
          <text:p text:style-name="P102"><text:span text:style-name="T36">Z</text:span>amknij plik zawierający SFS → close_sfsfile()</text:p>
        </text:list-item>
        <text:list-item>
          <text:p text:style-name="P100">Przekaż token i odłącz się od pierścienia → fifomutex_unlock()</text:p>
        </text:list-item>
      </text:list>
      <text:p text:style-name="P10"/>
      <text:p text:style-name="P25">int simplefs_creat (char *name, int mode);</text:p>
      <text:p text:style-name="P35">Tworzy nowy plik w SFS z trybem dostępu określonym przed mode i otwiera nowo utworzony plik z tym trybem. Zwraca: 0 – sukces, <text:span text:style-name="T35">liczba ujemna</text:span> – niepowodzenie.</text:p>
      <text:list xml:id="list1136974021052727808" text:style-name="L7">
        <text:list-item>
          <text:p text:style-name="P105">Wywołaj → open(name, mode | O_CREAT)</text:p>
        </text:list-item>
      </text:list>
      <text:p text:style-name="P11"/>
      <text:p text:style-name="P25">int simplefs_read(int fd, char *buf, int len);</text:p>
      <text:p text:style-name="P29">Odczytuje len bajtów z pliku o identyfikatorze fd i zapisuje je do bufora buf. Zwraca: liczba odczytanych bajtów, lub <text:span text:style-name="T59">liczba ujemna</text:span> w przypadku niepowodzenia<text:span text:style-name="T43"> (jeśli liczba odczytanych bajtów &lt; len, to znaczy, że natrafiliśmy na koniec pliku)</text:span>.</text:p>
      <text:list xml:id="list498854609360689317" text:style-name="L8">
        <text:list-item>
          <text:p text:style-name="P109">Podłącz się do pierścienia i zaczekaj na token → fifomutex_lock()</text:p>
        </text:list-item>
        <text:list-item>
          <text:p text:style-name="P87">Otwórz plik zawierający SFS → open_sfsfile()</text:p>
        </text:list-item>
        <text:list-item>
          <text:p text:style-name="P84"><text:span text:style-name="T43">O</text:span>twieramy plik tymczasowy i wyciąga prawa dostępu →<text:span text:style-name="T43"> desc_get()</text:span></text:p>
        </text:list-item>
        <text:list-item>
          <text:p text:style-name="P89">Pobierz inode i sprawdź czy tryb dostępu zgodny z prawami → get_inode()</text:p>
        </text:list-item>
        <text:list-item>
          <text:p text:style-name="P89">Pobierz wskaźnik odczytu/zapisu i wyznacz na jego podstawie nr bloku i offset w bloku</text:p>
        </text:list-item>
        <text:list-item>
          <text:p text:style-name="P89">Odczytaj z bloku wskazaną liczbę bajtów → read_from_block()</text:p>
        </text:list-item>
        <text:list-item>
          <text:p text:style-name="P89">Ewentualnie jak blok się skończył, a jeszcze nie przeczytałeś wszystkiego, to weź następny blok i powtarzaj tą procedurę, aż odczytasz zadaną liczbę bajtów, albo trafisz na koniec pliku</text:p>
        </text:list-item>
        <text:list-item>
          <text:p text:style-name="P89">Zwróć liczbę bajtów, które udało ci się przeczytać</text:p>
        </text:list-item>
        <text:list-item>
          <text:p text:style-name="P89">Zaktualizuj wskaźnik odczytu w pliku tymczasowym → update_desc()</text:p>
        </text:list-item>
        <text:list-item>
          <text:p text:style-name="P87"><text:span text:style-name="T36">Z</text:span>amknij plik zawierający SFS → close_sfsfile()</text:p>
        </text:list-item>
        <text:list-item>
          <text:p text:style-name="P92">Przekaż token i odłącz się od pierścienia → fifomutex_unlock()</text:p>
        </text:list-item>
      </text:list>
      <text:list xml:id="list3784770282762897321" text:style-name="WWNum15">
        <text:list-header>
          <text:p text:style-name="P112"><text:soft-page-break/></text:p>
        </text:list-header>
      </text:list>
      <text:p text:style-name="P25">int simplefs_write(int fd, char *buf, int len);</text:p>
      <text:p text:style-name="P29">Zapisuje len bajtów do pliku o identyfikatorze fd z bufora buf. Zwraca: liczba zapisanych bajtów, lub <text:span text:style-name="T59">liczba ujemna</text:span> w przypadku niepowodzenia.</text:p>
      <text:list xml:id="list4490496354391992786" text:style-name="L9">
        <text:list-item>
          <text:p text:style-name="P110"><text:span text:style-name="T45">Podłącz się do pierścienia i zaczekaj na token</text:span><text:span text:style-name="T44"> → fifomutex_lock()</text:span></text:p>
        </text:list-item>
        <text:list-item>
          <text:p text:style-name="P88">Otwórz plik zawierający SFS → open_sfsfile()</text:p>
        </text:list-item>
        <text:list-item>
          <text:p text:style-name="P85"><text:span text:style-name="T43">O</text:span>twieramy plik tymczasowy i wyciąga prawa dostępu →<text:span text:style-name="T43"> desc_get()</text:span></text:p>
        </text:list-item>
        <text:list-item>
          <text:p text:style-name="P90">Pobierz inode i sprawdź czy tryb dostępu zgodny z prawami → get_inode()</text:p>
        </text:list-item>
        <text:list-item>
          <text:p text:style-name="P90">Pobierz wskaźnik odczytu/zapisu i wyznacz na jego podstawie nr bloku i offset w bloku</text:p>
        </text:list-item>
        <text:list-item>
          <text:p text:style-name="P90"><text:span text:style-name="T46">Zapisz do</text:span> bloku wskazaną liczbę bajtów → <text:span text:style-name="T46">write_to</text:span>_block()</text:p>
        </text:list-item>
        <text:list-item>
          <text:p text:style-name="P90">Ewentualnie jak blok się skończył, a jeszcze nie <text:span text:style-name="T46">zapisałeś</text:span> wszystkiego, to <text:span text:style-name="T46">zarezerwuj</text:span> następny blok i powtarzaj tą procedurę, aż <text:span text:style-name="T46">zapiszesz</text:span> zadaną liczbę bajtów, albo trafisz na koniec pliku →<text:span text:style-name="T46"> reserve_block()</text:span></text:p>
        </text:list-item>
        <text:list-item>
          <text:p text:style-name="P90">Zwróć liczbę bajtów, które udało ci się <text:span text:style-name="T46">zapisać</text:span></text:p>
        </text:list-item>
        <text:list-item>
          <text:p text:style-name="P94">Zaktualizuj wielkość pliku → set_inode()</text:p>
        </text:list-item>
        <text:list-item>
          <text:p text:style-name="P91">Zaktualizuj wskaźnik odczytu w pliku tymczasowym → update_desc()</text:p>
        </text:list-item>
        <text:list-item>
          <text:p text:style-name="P88"><text:span text:style-name="T36">Z</text:span>amknij plik zawierający SFS → close_sfsfile()</text:p>
        </text:list-item>
        <text:list-item>
          <text:p text:style-name="P93">Przekaż token i odłącz się od pierścienia → fifomutex_unlock()</text:p>
        </text:list-item>
      </text:list>
      <text:p text:style-name="P14"/>
      <text:p text:style-name="P25">int simplefs_lseek(int fd, int whence, int offset);</text:p>
      <text:p text:style-name="P42"><text:span text:style-name="T3">Ustawia aktualną pozycję wskaźnika odczytu/zapisu procesu dla pliku o deskryptorze fd. </text:span><text:span text:style-name="T14">Możliwe wartości flagi whence:</text:span></text:p>
      <text:p text:style-name="P36"><text:tab/>SEEK_SET – R/W pointer = file beginning + offset</text:p>
      <text:p text:style-name="P36"><text:tab/>SEEK_CUR – R/W pointer = R/W pointer + offset</text:p>
      <text:p text:style-name="P36"><text:tab/>SEEK_END – R/W pointer <text:s/>=file end + offset</text:p>
      <text:p text:style-name="P29">Zwraca: akutalna pozyca wskaźnika odczytu/zapisu liczona od początku pliku lub <text:span text:style-name="T59">liczba ujemna</text:span> w przypadku błędu. Generalnie jak np. SEEK_END z dodatnim offsetem, to nic się nie dzieje <text:span text:style-name="T47">(</text:span><text:span text:style-name="T32">można dodać jak „starczy czasu”, że SEEK_END z dodatnim offsetem powiększa plik o wskazaną liczbę bajtów)</text:span></text:p>
      <text:list xml:id="list102532510983199" text:continue-list="list4490496354391992786" text:style-name="L9">
        <text:list-item text:start-value="1">
          <text:p text:style-name="P111"><text:soft-page-break/><text:span text:style-name="T45">Podłącz się do pierścienia i zaczekaj na token</text:span><text:span text:style-name="T44"> → fifomutex_lock()</text:span></text:p>
        </text:list-item>
        <text:list-item>
          <text:p text:style-name="P86"><text:span text:style-name="T43">O</text:span>tw<text:span text:style-name="T57">órz</text:span> plik tymczasowy i wyc<text:span text:style-name="T57">iągnij z niego</text:span> <text:span text:style-name="T47">wskaźnik odczytu/zapisu</text:span> →<text:span text:style-name="T43"> desc_get()</text:span></text:p>
        </text:list-item>
        <text:list-item>
          <text:p text:style-name="P91">Zaktualizuj wskaźnik odczytu w pliku tymczasowym → update_desc()</text:p>
        </text:list-item>
        <text:list-item>
          <text:p text:style-name="P95">Przekaż token i odłącz się od pierścienia → fifomutex_unlock()</text:p>
        </text:list-item>
      </text:list>
      <text:p text:style-name="P16"/>
      <text:p text:style-name="P25">int simplefs_close(int fd);</text:p>
      <text:p text:style-name="P35">Zamyka plik o podanym deskryptorze. Zwraca: 0 – sukces, <text:span text:style-name="T35">liczba ujemna</text:span> – niepowodzenie.</text:p>
      <text:list xml:id="list102532839604466" text:continue-list="list102532510983199" text:style-name="L9">
        <text:list-item text:start-value="1">
          <text:p text:style-name="P111"><text:span text:style-name="T45">Podłącz się do pierścienia i zaczekaj na token</text:span><text:span text:style-name="T44"> → fifomutex_lock()</text:span></text:p>
        </text:list-item>
        <text:list-item>
          <text:p text:style-name="P94">Usuń z pliku tymczasowego wpis danego procesu → del_desc()</text:p>
        </text:list-item>
        <text:list-item>
          <text:p text:style-name="P95">Przekaż token i odłącz się od pierścienia → fifomutex_unlock()</text:p>
        </text:list-item>
      </text:list>
      <text:p text:style-name="P46"><text:span text:style-name="T12">Dodatkowe funkc</text:span><text:span text:style-name="T13">j</text:span><text:span text:style-name="T12">e pomocnicze</text:span><text:span text:style-name="T11">:</text:span></text:p>
      <text:p text:style-name="P28"><text:span text:style-name="T37">int </text:span><text:span text:style-name="T39">get_objects_directory</text:span><text:span text:style-name="T37">(</text:span><text:span text:style-name="T39">char* path</text:span><text:span text:style-name="T37">);</text:span></text:p>
      <text:p text:style-name="P41">Odnajduje katalog, w którym znajduje się końcowy obiekt opisywany przez ścieżkę path. Dodatkowo napis w path zostaje zredukowany do nazwy pliku będacego końcowym elementem ścieżki. Zwraca: nr inode znalezionego katalogu, lub <text:span text:style-name="T59">liczba ujemna</text:span> gdy ściezka niepoprawna.</text:p>
      <text:list xml:id="list147138022102386276" text:style-name="L10">
        <text:list-item>
          <text:p text:style-name="P107">Parsuje sobie ścieżkę</text:p>
        </text:list-item>
        <text:list-item>
          <text:p text:style-name="P107">Iteracyjnie przechodzi po katalogach poczynając od roota (nr inode = 0):</text:p>
        </text:list-item>
        <text:list-item>
          <text:p text:style-name="P107">Bierze inode katalogu i sprawdza jego zawartość</text:p>
        </text:list-item>
        <text:list-item>
          <text:p text:style-name="P107">Znajduje szukany podkatalog w katalogu → find_in_directory()</text:p>
        </text:list-item>
        <text:list-item>
          <text:p text:style-name="P107">Jak dotrze do ostatniego katalogu przed szukanym obiektem to zwraca nr jedo inode.</text:p>
        </text:list-item>
      </text:list>
      <text:p text:style-name="P12"/>
      <text:p text:style-name="P28"><text:span text:style-name="T37">int </text:span><text:span text:style-name="T39">find_in_directory</text:span><text:span text:style-name="T37">(int </text:span><text:span text:style-name="T39">dirinodeid</text:span><text:span text:style-name="T37">, </text:span><text:span text:style-name="T39">char* name</text:span><text:span text:style-name="T37">, </text:span><text:span text:style-name="T39">char type</text:span><text:span text:style-name="T37">);</text:span></text:p>
      <text:p text:style-name="P41">Odnajduje w katalogu o nr inoda dirinodeid obiekt o nazwie podanej w name i typie określonym przez type (katalog/plik). Zwraca: nr inode szukanego obiektu lub <text:span text:style-name="T59">liczba ujemna</text:span> gdy nie znaleziono.</text:p>
      <text:list xml:id="list5915827533881206930" text:style-name="L11">
        <text:list-item>
          <text:p text:style-name="P108">Wczytuje inode katalogu o nr dirinodeid → get_inode()</text:p>
        </text:list-item>
        <text:list-item>
          <text:p text:style-name="P108">Wczytuje zawartość katalogu → read_from_block()</text:p>
        </text:list-item>
        <text:list-item>
          <text:p text:style-name="P108">Przeszukuje wczytaną zawartość</text:p>
        </text:list-item>
        <text:list-item>
          <text:p text:style-name="P108"><text:soft-page-break/>Zwraca znalezniony rezultat</text:p>
        </text:list-item>
      </text:list>
      <text:p text:style-name="P40">Wykorzystywane struktury danych:</text:p>
      <text:list xml:id="list8975473397946089940" text:style-name="L12">
        <text:list-header>
          <text:p text:style-name="P119"><text:span text:style-name="T5">a) <text:s/></text:span><text:span text:style-name="T3">Struktura opisująca i-węzeł (opisana w module SFSVD):</text:span></text:p>
        </text:list-header>
      </text:list>
      <text:p text:style-name="P58">struct inode;</text:p>
      <text:p text:style-name="P50"><text:span text:style-name="T47">b) <text:s/></text:span>Struktura opisująca pozycję katalogu.</text:p>
      <text:p text:style-name="P58">struct dir_entry</text:p>
      <text:p text:style-name="P58">{</text:p>
      <text:p text:style-name="P60"><text:tab/>int inode_number;<text:tab/>// Nr inode pliku</text:p>
      <text:p text:style-name="P62"><text:span text:style-name="T16"><text:tab/></text:span><text:span text:style-name="T18">char type;<text:tab/><text:tab/><text:tab/>// Typ wpisu (plik/katalog)</text:span></text:p>
      <text:p text:style-name="P58"><text:tab/>char filename[59];<text:tab/>// Nazwa wpisu (zakonczona 0)</text:p>
      <text:p text:style-name="P58">};</text:p>
      <text:p text:style-name="P7"/>
      <text:p text:style-name="P63">Struktura definiuje maksymalną dopuszczalną długość nazwy pliku: 58 B + końcowe 0.</text:p>
      <text:p text:style-name="P7"/>
      <text:p text:style-name="P17"><text:span text:style-name="T30">2. <text:s/></text:span>FIFOMUTEX MODULE</text:p>
      <text:p text:style-name="P29">Moduł odpowiedzialny za realizację wzajemnego wykluczania/synchronizacji procesów korzystających z SFS.</text:p>
      <text:p text:style-name="P40">API:</text:p>
      <text:p text:style-name="P23">int fifomutex_lock();</text:p>
      <text:p text:style-name="P35">Realizuje podłączanie się procesu do token ringu. Inicjuje prywatny potok FIFO procesu. <text:span text:style-name="T52">Wysyła do potoku fsinita komunikat LINK. P</text:span>o otrzymaniu zwrotnego komunikatu o udanym podłączeniu, oczekuje na otrzymanie tokena, przekazując i odpowiednia reagując na wszystkie inne otrzymywane komunikaty <text:span text:style-name="T51">(co i jak w sekcji opisującej typy komunikatów)</text:span>. <text:span text:style-name="T52">W przypadku wykrycia błędu odczytu z potoku, emituje komunikat ERROR i próbuje ponownie podłączyć się do pierścienia – jeśli to się nie uda zwraca błąd. Zwraca: 0 – sukces, liczba ujemna – niepowodzenie.</text:span></text:p>
      <text:p text:style-name="P23">int fifomutex_unlock();</text:p>
      <text:p text:style-name="P35">Realizuje odłączanie się procesu od token ringu. <text:span text:style-name="T52">Wysyła komunikat UNLINK. </text:span>Czeka na potwierdzenie komunikatu o udanym odłączeniu się od procesu, po czym przekazuje token <text:span text:style-name="T52">(komunikat TOKEN)</text:span>. Jeśli w międzyczasie otrzyma jakieś inne komunikaty musi na nie odpowiednio zareagować <text:span text:style-name="T51">(co i jak w sekcji opisującej typy komunikatów)</text:span>. <text:span text:style-name="T52">W przypadku wykrycia błędu odczytu z potoku, emituje komunikat ERROR. </text:span>Na zakończenie usuwa prywatny potok FIFO procesu. Zwraca: 0 – sukces, <text:span text:style-name="T35">liczba ujemna</text:span> – niepowodzenie.</text:p>
      <text:p text:style-name="P24">int fifomutex_un<text:span text:style-name="T59">mount</text:span>();</text:p>
      <text:p text:style-name="P43">Rozmontowanie pierścienia komunikacji<text:span text:style-name="T55">. Łączy się do kolejki fsinita i wysyła komunikat UNMOUNT_PREPARE po czym kończy działanie.</text:span></text:p>
      <text:p text:style-name="P23"><text:soft-page-break/></text:p>
      <text:p text:style-name="P23">int fsinit();</text:p>
      <text:p text:style-name="P29">Funkcja uruchamiana w oddzielnym procesie. <text:s/>Ma za zadanie pośredniczyć w przekazywaniu tokena, ułatwiać podłączanie się nowych procesów do pierścienia, odtwarzać token w przypadku jego zagubienia, dokonywać montowania/odmontowania FSF.</text:p>
      <text:p text:style-name="P38">Wykorzystywane struktury danych:</text:p>
      <text:list xml:id="list1129025944868293285" text:style-name="WWNum17">
        <text:list-header>
          <text:p text:style-name="P120"><text:span text:style-name="T52">a) <text:s/></text:span>Struktura opisująca komunikat przesyłany w token ringu</text:p>
        </text:list-header>
      </text:list>
      <text:p text:style-name="P60">struct fifo_msg</text:p>
      <text:p text:style-name="P60">{</text:p>
      <text:p text:style-name="P60"><text:tab/>int type;<text:tab/><text:tab/></text:p>
      <text:p text:style-name="P62"><text:span text:style-name="T16"><text:tab/></text:span><text:span text:style-name="T18">int code;<text:tab/></text:span></text:p>
      <text:p text:style-name="P58">};</text:p>
      <text:p text:style-name="P29">Typy komunikatów fifo_msg (pole type) <text:span text:style-name="T51">i szczegółowy opis postępowania w przypadku otrzymania któregoś z komunikatów</text:span>:</text:p>
      <text:p text:style-name="P29">LINK – podłączenie się do pierścienia, pole code zawiera id potoku, z którego czyta proces podłączający się. <text:span text:style-name="T52">Jeśli proces jest ostatni w pierścieniu, to musi on przepiąć swoją kolejkę do zapisu na wskazaną przez code (także proces fsinit w pustym pierścieniu). Kiedy proces, który nadał taki komunikat otrzyma go zwrotnie, może stwierdzić, że przyłączenie się udało. Pozostałe procesy przekazują po prostu ten komunikat dalej. Jeśli fsinit znajduje się w stanie unmount (otrzymał komunikat UNLINK_PREPARE), to odpowiada na LINK komunikatem UNMOUNT_EXECUTE. </text:span></text:p>
      <text:p text:style-name="P30">UNLINK – odłączenie się od pierścienia, pole code zawiera id potoku, do którego pisał proces odłączający się. <text:span text:style-name="T52">Jeśli proces fsinit otrzyma taki komunikat, to musi przepiąć swoją kolejkę do zapisu, na wskazaną w polu code (no chyba, że to jego własna kolejka, wtedy przechodzi w stan, w którym jest sam w pierścieniu i odtwarza token). iedy proces, który nadał taki komunikat otrzyma go zwrotnie, może stwierdzić, że odłączenie się udało, przekazać token i zamknąć obie kolejki (do zapisu i do odczytu) Pozostałe procesy przekazują po prostu ten komunikat dalej.</text:span></text:p>
      <text:p text:style-name="P29">TOKEN – komunikat przekazania tokena, pole code jest tu niewykorzytywane. <text:span text:style-name="T52">Jego otrzymanie powoduje wyjście z funkcji fifomutex_lock(). Jeśli fsinit dostanie taki komunikat, to znaczy, że został sam w pierścieniu i będzie musiał przekazać token, jeśli ktoś się podłączy.</text:span></text:p>
      <text:p text:style-name="P32">ERROR – komunikat informujący o awarii pierścienia i potrzebie jego reorganizacji, pole code zawiera kod błędu. <text:span text:style-name="T53">Po otrzymaniu takiego komunikatu, proces musi spróbować przekazać go dalej, <text:s/>zamknąc swoje obie kolejki i spróbować podłączyć się ponownie. Proces fsinit też przekazuje taki komunikat dalej i przechodzi w stan, w którym nikt nie jest podłączony do pierścienia. Po timeoucie (na wypadek gdyby jakiś proces wcześniej miał token i jeszcze nie wiedział o błędzie) odtwarza token. <text:s/>Procesy, które wywołały fifomutex_lock()/fifomutex_unmount() próbują podłączyć się ponownie do pierścienia.</text:span></text:p>
      <text:p text:style-name="P29"><text:soft-page-break/>UNMOUNT_<text:span text:style-name="T54">PREPARE</text:span> – komunikat informujący proces fsinit, oraz pozostałe procesy o <text:span text:style-name="T54">rozpoczęciu procedury </text:span>odmontowa SFS. Powoduje, <text:span text:style-name="T54">że proces fsinit nie będzie już podłączał nowych procesów do pierścienia. Kiedy fsinit otrzyma taki komunikat nadaje komunikat UNMONT_EXECUTE.</text:span></text:p>
      <text:p text:style-name="P31">UNMOUNT_EXECUTE – każdy proces, który otrzyma taki komunikat, przekazuje go dalej i odłącza się od pierścienia (jeśli czekał na fifofs_lock(), to zwraca błąd), zamyka swoje kolejki itd. Dodatkowo fsinit usuwa hardlinka i się kończy. Jeśli taki komunikat dostanie poces, który próbował się podłączyć (wysłał LINK, ale jeszcze go nie otrzymał), to nie przekazuje go dalej tylko wywala błąd <text:span text:style-name="T56">na</text:span> fifomutex_lock()</text:p>
      <text:p text:style-name="P33">Do tego wszystkiego trzeba jeszcze wykrywać sytuację, w której padł proces fsinit (po jakimś timeoucie albo otwierając kolejkę inita w trybie NONBLOCK – co lepsze, trzeba przedyskutować). W takim wypadku trzeba to zasygnalizować odpowiednim błędem.</text:p>
      <text:p text:style-name="P5"/>
      <text:p text:style-name="P51"><text:span text:style-name="T30"><text:tab/>3. <text:s/></text:span>SFSVD MODULE</text:p>
      <text:p text:style-name="P29">Moduł odpowiedzialny za niskopoziomowe operacje na wirtualnym dysku. Korzysta z interfejsu unixowych funkcji do obsługi systemu plików, w celu operowania na wirtualnym dysku.</text:p>
      <text:p text:style-name="P37">API:</text:p>
      <text:p text:style-name="P27">int open_sfsfile(void);</text:p>
      <text:p text:style-name="P47">Otwiera plik, w którym znajduje się SFS posługując się hardlinkiem. Deskryptor zapisuje w jakiejś zmiennej globalnej, żeby mogły z niego korzystać wszystkie funkcje modułu, bez ciągłego przekazywania parametru. Wczytuje aktualną zawartość superbloku (też do jakiejś zmiennej globalnej). <text:span text:style-name="T7">Zwraca: 0 – sukces, </text:span><text:span text:style-name="T9">liczba ujemna</text:span><text:span text:style-name="T7"> – niepowodzenie.</text:span></text:p>
      <text:p text:style-name="P27">int close_sfsfile(void);</text:p>
      <text:p text:style-name="P47">Zamyka plik, w którym znajduje się SFS. Zapisuje aktualną zawartość superbloku (mógł przecież zostać zmodyfikowany). <text:span text:style-name="T7">Zwraca: 0 – sukces, </text:span><text:span text:style-name="T9">liczba ujemna</text:span><text:span text:style-name="T7"> – niepowodzenie.</text:span></text:p>
      <text:p text:style-name="P25">int reserve_inode(void);</text:p>
      <text:p text:style-name="P35">Rezerwuje nowy i-węzeł, <text:span text:style-name="T48">czyli aktualizuje mapę inodów i informacje w suprebloku (liczba wolnych inodów)</text:span>. Zwraca: 0 – sukces, <text:span text:style-name="T35">liczba ujemna</text:span> – niepowodzenie <text:span text:style-name="T59">(nie ma wolnych bloków)</text:span>.</text:p>
      <text:p text:style-name="P25">void free_inode(int inodeid);</text:p>
      <text:p text:style-name="P44"><text:span text:style-name="T3">Zwalnia i-węzeł o identyfikatorze inodeid, </text:span><text:span text:style-name="T6">czyli aktualizuje mapę inodów i informacje w suprebloku (liczba wolnych inodów)</text:span><text:span text:style-name="T3">.</text:span></text:p>
      <text:p text:style-name="P25">void get_inode(int inodeid, struct inode* inod);</text:p>
      <text:p text:style-name="P42"><text:span text:style-name="T3">Uzupełnia strukturę inod zawartością inoda o identyfikatorze inodeid </text:span><text:span text:style-name="T6">(odczyt z pliku SFS)</text:span></text:p>
      <text:p text:style-name="P25"><text:soft-page-break/>void set_inod<text:span text:style-name="T36">e</text:span>(int inodeid, struct inode* inod);</text:p>
      <text:p text:style-name="P42"><text:span text:style-name="T3">Ustawia zawartość inoda o identyfikatorze inodeid zgodnie ze strukturą inode </text:span><text:span text:style-name="T6">(zapis do pliku SFS)</text:span></text:p>
      <text:p text:style-name="P25">unsigned short reserve_block(void);</text:p>
      <text:p text:style-name="P44"><text:span text:style-name="T3">Rezerwuje nowy blok danych, </text:span><text:span text:style-name="T6">czyli aktualizuje mapę bloków i informacje w suprebloku (liczba wolnych bloków)</text:span><text:span text:style-name="T3">. Zwraca: identyfikator bloku lub wartość NO_BLOCK, gdy nie ma wolnych bloków.</text:span></text:p>
      <text:p text:style-name="P25">void free_block(unsigned short blockid);</text:p>
      <text:p text:style-name="P44"><text:span text:style-name="T3">Zwalnia blok o identyfikatorze blockid, </text:span><text:span text:style-name="T6">czyli aktualizuje mapę bloków i informacje w suprebloku (liczba wolnych bloków)</text:span><text:span text:style-name="T3">. </text:span></text:p>
      <text:p text:style-name="P25"><text:span text:style-name="T48">int</text:span> <text:span text:style-name="T48">read_from</text:span>_block(unsigned short blockid, <text:span text:style-name="T48">int offset,</text:span> char* b<text:span text:style-name="T48">uf</text:span>, <text:span text:style-name="T48">int nbytes</text:span>);</text:p>
      <text:p text:style-name="P34">Odczytuje z bloku o nr blockid nbytes bajtów, począwszy od początku bloku + offset i zapisuje odczytane dane do bufora buf. <text:span text:style-name="T59">Nie może odczytać danych leżących poza blokiem. </text:span>Zwraca liczbę odczytanych bajtów.</text:p>
      <text:p text:style-name="P26"><text:span text:style-name="T59">int</text:span> <text:span text:style-name="T48">write_to</text:span>_block(unsigned short blockid, <text:span text:style-name="T48">int offset,</text:span> char* b<text:span text:style-name="T48">uf</text:span>, <text:span text:style-name="T48">int nbytes</text:span>);</text:p>
      <text:p text:style-name="P34">Zapisuje z bufora buf do bloku o nr blockid nbytes bajtów, począwszy od początku bloku + offset. <text:span text:style-name="T59">Nie może zapisać danych leżących poza blokiem.</text:span> Zwraca liczbę zapisanych bajtów.</text:p>
      <text:p text:style-name="P39">Wykorzystywane struktury danych:</text:p>
      <text:list xml:id="list1130154981498124826" text:style-name="WWNum18">
        <text:list-header>
          <text:p text:style-name="P121"><text:span text:style-name="T49">a) <text:s/></text:span>Struktura opisująca i-węzeł:</text:p>
        </text:list-header>
      </text:list>
      <text:p text:style-name="P58">struct inode</text:p>
      <text:p text:style-name="P58">{</text:p>
      <text:p text:style-name="P58"><text:tab/>char filetype; <text:s/><text:tab/><text:tab/><text:tab/>// typ pliku (katalog/plik)</text:p>
      <text:p text:style-name="P73">char mode; <text:s text:c="5"/><text:tab/> <text:s text:c="3"/><text:tab/><text:tab/>// prawa dostępu</text:p>
      <text:p text:style-name="P73">unsigned short nblocks;<text:tab/>// liczba bloków danych</text:p>
      <text:p text:style-name="P74">unsigned int filesize; <text:s/><text:tab/>// rozmiar w bajtach</text:p>
      <text:p text:style-name="P73">unsigned short blocks[8];<text:tab/>// wskaźniki na bloki*</text:p>
      <text:p text:style-name="P58">}; <text:s text:c="56"/></text:p>
      <text:p text:style-name="P29">*inode zawiera 7 bezpośrednich wskaźników na bloki danych i 1 wskaźnik pośredni pierwszego poziomu.</text:p>
      <text:p text:style-name="P29">b) <text:s/>Struktura opisująca superblok SFS:</text:p>
      <text:p text:style-name="P58">struci superblock</text:p>
      <text:p text:style-name="P59">{</text:p>
      <text:p text:style-name="P59"><text:tab/>int all_blocks; <text:tab/><text:tab/>// Liczba wszystkich bloków danych</text:p>
      <text:p text:style-name="P58"><text:soft-page-break/><text:tab/>int free_blocks; <text:tab/>// Liczba wolnych bloków danych</text:p>
      <text:p text:style-name="P58"><text:tab/>int all_inodes;<text:tab/><text:tab/>// Liczba wszystkich inodów</text:p>
      <text:p text:style-name="P58"><text:tab/>int free_inodes;<text:tab/><text:tab/>// Liczba wolnych inodów</text:p>
      <text:p text:style-name="P58"><text:tab/>int inode_map_offset;<text:tab/>// Adres mapy zajętości inodów</text:p>
      <text:p text:style-name="P60"><text:tab/>int block_map_offset;<text:tab/>// Adres mapy zajętości bloków</text:p>
      <text:p text:style-name="P60"><text:tab/>int inode_table_offset; // Adres tablicy inodów</text:p>
      <text:p text:style-name="P59"><text:tab/>int first_data_block;<text:tab/>// Adres pierwszego bloku danych</text:p>
      <text:p text:style-name="P61">};</text:p>
      <text:p text:style-name="P64"/>
      <text:p text:style-name="P65">Adresy (offsety) są wyrażane jako przesunięcia w bajtach od początku pliku SFS.</text:p>
      <text:p text:style-name="P65"/>
      <text:p text:style-name="P52"><text:tab/><text:span text:style-name="T30">4. <text:s/></text:span>DESCMANAGER MODULE</text:p>
      <text:p text:style-name="P29">Moduł odpowiedzialny za obsługę plików tymczasowych, w których zawarte są informacje na temat procesów, które mają otwarte deskryptory plików (dla każdego otwartego pliku konieczne jest zapamiętanie rekordów typu: pid, aktualna pozycja wskaźnika odczytu/zapisu, prawa z jakimi został otworzony plik).</text:p>
      <text:p text:style-name="P37">API:</text:p>
      <text:p text:style-name="P25">int add_desc(int fd, char mode);</text:p>
      <text:p text:style-name="P49"><text:span text:style-name="T3">Tworzy nowy wpis dla pliku o inode=fd w pliku tymczasowym <text:s/></text:span><text:span text:style-name="T15">fd.tmp</text:span><text:span text:style-name="T3"> na rzecz wywołującego procedurę procesu. Jeśli jest to pierwszy wpis, to tworzy nowy plik tymczasowy dla otwieranego pliku. Zwraca: 0 – sukces, </text:span><text:span text:style-name="T9">liczba ujemna</text:span><text:span text:style-name="T3"> – niepowodzenie.</text:span></text:p>
      <text:p text:style-name="P23">int del_desc(int fd);</text:p>
      <text:p text:style-name="P49"><text:span text:style-name="T3">Usuwa wpis dla pliku o inode=fd w pliku tymczasowym <text:s/></text:span><text:span text:style-name="T15">fd.tmp</text:span><text:span text:style-name="T3"> na rzecz wywołującego procedurę procesu. Jeśli jest to ostatni wpis, to plik tymczasowy zostanie usunięty. Zwraca: 0 – sukces, </text:span><text:span text:style-name="T9">liczba ujemna</text:span><text:span text:style-name="T3"> – niepowodzenie.</text:span></text:p>
      <text:p text:style-name="P23">int update_desc(int fd, int offset);</text:p>
      <text:p text:style-name="P49"><text:span text:style-name="T3">Ustawia we wpisie dla pliku o inode=fd w pliku tymczasowym <text:s/></text:span><text:span text:style-name="T15">fd.tmp</text:span><text:span text:style-name="T3"> na rzecz wywołującego procedurę procesu wartość wskaźnika odczytu/zapisu do pliku. Zwraca: 0 – sukces, </text:span><text:span text:style-name="T9">liczba ujemna</text:span><text:span text:style-name="T3"> – niepowodzenie.</text:span></text:p>
      <text:p text:style-name="P23">int get_desc(int fd, int* offset, char* mode);</text:p>
      <text:p text:style-name="P49"><text:span text:style-name="T3">Umieszcza w offset aktualną wartość wskaźnika odczytu/zapisu a w mode tryb dostępu do pliku o inode=fd pochodzące z pliku tymczasowego <text:s/></text:span><text:span text:style-name="T15">fd.tmp</text:span><text:span text:style-name="T3"> dla wywołującego procedurę procesu. Zwraca: 0 – sukces, </text:span><text:span text:style-name="T9">liczba ujemna</text:span><text:span text:style-name="T3"> – niepowodzenie.</text:span></text:p>
      <text:p text:style-name="P45"><text:span text:style-name="T18">int del_desc</text:span><text:span text:style-name="T19">file</text:span><text:span text:style-name="T18">(int fd);</text:span></text:p>
      <text:p text:style-name="P48"><text:span text:style-name="T50">Usuwa plik tymczasowy <text:s/>dla pliku o </text:span><text:span text:style-name="T10">inode=fd. Zwraca: 0 – sukces, </text:span><text:span text:style-name="T9">liczba ujemna</text:span><text:span text:style-name="T10"> – niepowodzenie.</text:span></text:p>
      <text:p text:style-name="P37"><text:soft-page-break/>Struktury danych:</text:p>
      <text:list xml:id="list6056030616631718589" text:style-name="WWNum19">
        <text:list-header>
          <text:p text:style-name="P122"><text:span text:style-name="T3">Struktura opisującą wpis w pliku </text:span><text:span text:style-name="T15">deskryptor_pliku.tmp</text:span></text:p>
        </text:list-header>
      </text:list>
      <text:p text:style-name="P58">struci fd_entry</text:p>
      <text:p text:style-name="P58">{</text:p>
      <text:p text:style-name="P58"><text:tab/>int owner_pid;<text:tab/>// Pid właściciela deskryptora</text:p>
      <text:p text:style-name="P58"><text:tab/>int rwoffset;<text:tab/>// Pozycja wskaźnika zapisu/odczytu</text:p>
      <text:p text:style-name="P58"><text:tab/>char mode;<text:tab/><text:tab/>// Tryb w którym otworzono plik</text:p>
      <text:p text:style-name="P58">};</text:p>
      <text:p text:style-name="P6"/>
      <text:p text:style-name="P76"/>
      <text:p text:style-name="P76"><text:span text:style-name="T30">5. <text:s/></text:span>SFSTESTS MODULE</text:p>
      <text:p text:style-name="P29">Moduł programu testowego, umożliwiającego testowanie API modułu SIMPLEFS. Program działa w środowisku tekstowym. Poszczególne polecenia wykorzystują funkcje dostarczane przez moduł SIMPLEFS sprawdzając ich działanie w praktyce.</text:p>
      <text:p text:style-name="P49"><text:span text:style-name="T20">newsfs</text:span><text:span text:style-name="T18"> </text:span><text:span text:style-name="T21">path </text:span><text:span text:style-name="T22">[inodes]</text:span></text:p>
      <text:p text:style-name="P68"><text:tab/><text:span text:style-name="T59">Tworzy nowy plik wirtualnego dysku SFS. Opcja inodes wyznacza liczbę inodów SFS (jeśli <text:tab/>nie jest wyspecyfikowana przyjęta zostaje wartość domyślna)</text:span></text:p>
      <text:p text:style-name="P66"><text:span text:style-name="T3"><text:tab/>Testowana funkcjonalność - </text:span><text:span text:style-name="T18">simplefs_m</text:span><text:span text:style-name="T20">ake</text:span><text:span text:style-name="T18">()</text:span></text:p>
      <text:p text:style-name="P42"><text:span text:style-name="T18">mount </text:span><text:span text:style-name="T21">path</text:span></text:p>
      <text:p text:style-name="P67"><text:tab/>Montuje plik podany w path jako witualny dysk SFS.</text:p>
      <text:p text:style-name="P62"><text:span text:style-name="T3"><text:tab/>Testowana funkcjonalność - </text:span><text:span text:style-name="T18">simplefs_mount()</text:span></text:p>
      <text:p text:style-name="P42"><text:span text:style-name="T18">umount</text:span><text:span text:style-name="T3"> <text:s/></text:span></text:p>
      <text:p text:style-name="P67"><text:tab/>Odmontowuje witualny dysk SFS.</text:p>
      <text:p text:style-name="P62"><text:span text:style-name="T3"><text:tab/>Testowana funkcjonalność - <text:s/></text:span><text:span text:style-name="T18">simplefs_umount()</text:span></text:p>
      <text:p text:style-name="P42"><text:span text:style-name="T18">mkfile </text:span><text:span text:style-name="T21">filename </text:span><text:span text:style-name="T18">[</text:span><text:span text:style-name="T21">mode</text:span><text:span text:style-name="T18">] </text:span><text:span text:style-name="T3"><text:s/></text:span></text:p>
      <text:p text:style-name="P67"><text:tab/>Tworzy plik o zadanej nazwie w aktualnym katalogu SFS, z prawami dostępu określonymi <text:tab/>przez mode.</text:p>
      <text:p text:style-name="P55"><text:span text:style-name="T3"><text:tab/>Testowana funkcjonalność - </text:span><text:span text:style-name="T18">simplefs_creat()</text:span></text:p>
      <text:p text:style-name="P42"><text:span text:style-name="T18">mkdir </text:span><text:span text:style-name="T21">dirname</text:span><text:span text:style-name="T18"> </text:span><text:span text:style-name="T3"><text:s/></text:span></text:p>
      <text:p text:style-name="P67"><text:tab/>Tworzy katalog o podanej nazwie.</text:p>
      <text:p text:style-name="P62"><text:span text:style-name="T3"><text:tab/>Testowana funkcjonalność - </text:span><text:span text:style-name="T18">simplefs_mkdir()</text:span></text:p>
      <text:p text:style-name="P42"><text:span text:style-name="T18">rm </text:span><text:span text:style-name="T21">filename</text:span></text:p>
      <text:p text:style-name="P67"><text:tab/>Usuwa podany plik/katalog.</text:p>
      <text:p text:style-name="P62"><text:span text:style-name="T3"><text:tab/>Testowana funkcjonalność - </text:span><text:span text:style-name="T18">simplefs_unlink()</text:span></text:p>
      <text:p text:style-name="P42"><text:soft-page-break/><text:span text:style-name="T18">open </text:span><text:span text:style-name="T21">filename </text:span><text:span text:style-name="T18">[</text:span><text:span text:style-name="T21">mode</text:span><text:span text:style-name="T18">]</text:span></text:p>
      <text:p text:style-name="P67"><text:tab/>Otwiera plik w wyszczególnionym trybie dostępu.</text:p>
      <text:p text:style-name="P62"><text:span text:style-name="T3"><text:tab/>Testowana funkcjonalność - </text:span><text:span text:style-name="T18">simplefs_open()</text:span></text:p>
      <text:p text:style-name="P23">close</text:p>
      <text:p text:style-name="P67"><text:tab/>Zamyka aktualnie otwarty plik.</text:p>
      <text:p text:style-name="P62"><text:span text:style-name="T14"><text:tab/>Testowana funkcjonalność - </text:span><text:span text:style-name="T16">simplefs_close()</text:span></text:p>
      <text:p text:style-name="P42"><text:span text:style-name="T16">seek </text:span><text:span text:style-name="T17">value</text:span><text:span text:style-name="T16"> [</text:span><text:span text:style-name="T17">whence</text:span><text:span text:style-name="T16">]</text:span></text:p>
      <text:p text:style-name="P67"><text:tab/>Ustawia wskaźnik odczytu/zapisu aktualnie otwartego pliku na wartość wyspecyfikowaną <text:tab/>przez value. Opcja whence może przyjmować wartość –b (wówczas nowa wartośc wskaźnika <text:tab/>jest wyznaczana względem początku pliku) lub –e (wartość wyznaczana względem końca <text:tab/>pliku). W przypadku nie podania whence nowa wartość jest przeliczana względem aktualnego <text:tab/>położenia wskaźnika.</text:p>
      <text:p text:style-name="P55"><text:span text:style-name="T3"><text:tab/>Testowana funkcjonalność - </text:span><text:span text:style-name="T18">simplefs_lseek()</text:span></text:p>
      <text:p text:style-name="P42"><text:span text:style-name="T18">cptosfs </text:span><text:span text:style-name="T21">filename</text:span><text:span text:style-name="T18"> [</text:span><text:span text:style-name="T21">value</text:span><text:span text:style-name="T18">]</text:span></text:p>
      <text:p text:style-name="P67"><text:tab/>Kopiuje plik o nazwie filename z zewnętrznego systemu plików do aktualnie otwartego pliku <text:tab/>SFS. Parametr value określa liczbę kopiowanych bajtów. W przypadku nie wyspecyfikowania <text:tab/>kopiowany jest cały plik.</text:p>
      <text:p text:style-name="P55"><text:span text:style-name="T3"><text:tab/>Testowana funkcjonalność - </text:span><text:span text:style-name="T18">simplefs_write()</text:span></text:p>
      <text:p text:style-name="P42"><text:span text:style-name="T18">cpfromsfs </text:span><text:span text:style-name="T21">filename</text:span><text:span text:style-name="T18"> [</text:span><text:span text:style-name="T21">value</text:span><text:span text:style-name="T18">]</text:span></text:p>
      <text:p text:style-name="P67"><text:tab/>Kopiuje do pliku o nazwie filename pochodzącego z zewnętrznego systemu plików zawartość <text:tab/>aktualnie otwartego pliku SFS. Parametr value określa liczbę kopiowanych bajtów. W <text:tab/>przypadku nie <text:tab/>wyspecyfikowania kopiowany jest cały plik.</text:p>
      <text:p text:style-name="P55"><text:span text:style-name="T3"><text:tab/>Testowana funkcjonalność - </text:span><text:span text:style-name="T18">simplefs_read()</text:span></text:p>
      <text:p text:style-name="P29">Dodatkowo można zaimplementować następujące pomocnicze polecenia:</text:p>
      <text:p text:style-name="P23">ls</text:p>
      <text:p text:style-name="P29"><text:tab/>Prezentuje zawartość aktualnego katalogu.</text:p>
      <text:p text:style-name="P42"><text:span text:style-name="T18">cd </text:span><text:span text:style-name="T21">path</text:span></text:p>
      <text:p text:style-name="P29"><text:tab/>Zmienia aktualny katalog zgodnie z podaną ścieżką.</text:p>
      <text:p text:style-name="P42"><text:span text:style-name="T3">Każde z wymienionych poleceń testowych powinno zostać zaimplementowane przez oddzielną funkcję. Dodatkowo moduł implementuje główną procedurę programu testowego <text:s/>- </text:span><text:span text:style-name="T18">main()</text:span><text:span text:style-name="T3">, </text:span><text:span text:style-name="T4">która posiada własny interpreter poleceń.</text:span></text:p>
      <text:p text:style-name="P71"/>
      <text:p text:style-name="P72"/>
      <text:p text:style-name="P72"><text:soft-page-break/></text:p>
      <text:p text:style-name="P72"/>
      <text:p text:style-name="P72"><text:span text:style-name="T26">III. <text:s/></text:span><text:span text:style-name="T25">Uwagi </text:span><text:span text:style-name="T26">(</text:span><text:span text:style-name="T27">tu dopisywać własne uwagi</text:span><text:span text:style-name="T28">)</text:span></text:p>
      <text:list xml:id="list648683143157319879" text:style-name="L13">
        <text:list-item>
          <text:p text:style-name="P114">Flaga O_CREAT dla funkcji open(): aktualnie przyjęta konwencja zakłada, że creat()==open(z ustawioną flagą O_CREAT), co jest najbliższe konwencji unixowej. Czy w naszym projekcie chcemy zachować taką konwencję, czy też rozdzielić zakres obowiązków tych funkcji (creat() - tylko tworzy, open() - tylko otwiera istniejące.</text:p>
        </text:list-item>
        <text:list-item>
          <text:p text:style-name="P115">Pojawił się nowa procedura rozmonotwywania pierścienia synchronizacji: komunikat UNMOUNT został podzielony na UNMOUNT_PREPARE i UNMOUNT_EXECUTE. Dodatkowo proces, który wywołał fifimutex_unmount() nie musi czekać na tokena – trzeba przeanalizować, czy to zawsze zadziała.</text:p>
        </text:list-item>
        <text:list-item>
          <text:p text:style-name="P116">Uwaga Murzyna: „opis ERROR brzmi fajnie (to z odtwarzaniem tokena po timeoucie), ale nie wiem czy będzie takie oczywiste i rozowe do zakodzenia”</text:p>
        </text:list-item>
        <text:list-item>
          <text:p text:style-name="P116">Generalnie błąd funkcji (niepowodzenie wykonania) jest sygnalizowany przez zwrócenie wartości ujemnej. Takie kody błędów dobrze by było trzymać w plikach nagłówkowych ładnie opisane, żeby uniknąć zamieszania.</text:p>
        </text:list-item>
        <text:list-item>
          <text:p text:style-name="P117">Interpreter poleceń modułu testowego powinien być w miarę prosty – w końcu to nie on jest głównym punktem naszego projektu i służy jedynie w celach testowych. </text:p>
        </text:list-item>
      </text:list>
      <text:p text:style-name="P3"/>
      <text:p text:style-name="P70"><text:span text:style-name="T31">IV. <text:s/></text:span>Słownik</text:p>
      <text:list xml:id="list5112043459297297493" text:style-name="L14">
        <text:list-item>
          <text:p text:style-name="P123">SFS – system plików, którego realizacja jest celem projektu.</text:p>
        </text:list-item>
        <text:list-item>
          <text:p text:style-name="P124">Wirtualny dysk – plik na którym implementowany jest system plików.</text:p>
        </text:list-item>
        <text:list-item>
          <text:p text:style-name="P124">fsinit – działający w tle proces nadzorczy SFS.</text:p>
        </text:list-item>
        <text:list-item>
          <text:p text:style-name="P124">Deskryptor pliku SFS – jednoznaczny identyfikator pliku w SFS, równy numerowi inoda pliku.</text:p>
        </text:list-item>
        <text:list-item>
          <text:p text:style-name="P124">Token ring – pierścień synchronizacji procesów starających się o dostęp do SFS.</text:p>
        </text:list-item>
        <text:list-item>
          <text:p text:style-name="P125">Id potoku – pid procesu właściciela potoku <text:span text:style-name="T29">(z którego dany proces czyta)</text:span> <text:span text:style-name="T29">dla</text:span> zwykłych użytkowników SFS lub 0 w przypadku procesu fsinit.</text:p>
        </text:list-item>
        <text:list-item>
          <text:p text:style-name="P125">SFSfd – unixowy deskryptor pliku, w którym zorganizowano SF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orphans="0" fo:widows="0" fo:hyphenation-ladder-count="no-limit" style:text-autospace="ideograph-alpha" style:punctuation-wrap="hanging" style:line-break="strict" style:tab-stop-distance="1.249cm" style:vertical-align="baseline" style:writing-mode="lr-tb"/>
      <style:text-properties style:use-window-font-color="true" style:font-name="Calibri" fo:font-size="11pt" fo:language="pl" fo:country="PL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 Condensed1" style:font-family-complex="'DejaVu Sans Condensed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 Condensed1" style:font-family-complex="'DejaVu Sans Condensed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</meta:initial-creator>
    <meta:editing-cycles>42</meta:editing-cycles>
    <meta:creation-date>2015-05-10T16:00:00</meta:creation-date>
    <dc:date>2015-05-15T10:25:32.074996501</dc:date>
    <meta:editing-duration>PT4H13M50S</meta:editing-duration>
    <meta:generator>LibreOffice/4.2.7.2$Linux_X86_64 LibreOffice_project/420m0$Build-2</meta:generator>
    <meta:document-statistic meta:table-count="0" meta:image-count="0" meta:object-count="0" meta:page-count="14" meta:paragraph-count="283" meta:word-count="3377" meta:character-count="24220" meta:non-whitespace-character-count="209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